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MR10" svg:font-family="CMR10"/>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ing_20_2">
      <style:paragraph-properties fo:break-before="page"/>
    </style:style>
    <style:style style:name="P3" style:family="paragraph" style:parent-style-name="Quotations">
      <style:paragraph-properties fo:text-align="start" style:justify-single-word="false" fo:break-before="pag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3pt" fo:font-weight="normal" style:font-name-asian="CMR10" style:font-size-asian="13pt" style:font-weight-asian="normal" style:font-name-complex="CMR10" style:font-size-complex="13pt" style:font-weight-complex="normal"/>
    </style:style>
    <style:style style:name="P6" style:family="paragraph" style:parent-style-name="Standard">
      <style:paragraph-properties fo:text-align="end" style:justify-single-word="false"/>
      <style:text-properties style:font-name="CMR10" fo:font-size="13pt" fo:font-weight="normal" style:font-name-asian="CMR10" style:font-size-asian="13pt" style:font-weight-asian="normal" style:font-name-complex="CMR10" style:font-size-complex="13pt" style:font-weight-complex="normal"/>
    </style:style>
    <style:style style:name="P7" style:family="paragraph" style:parent-style-name="Quotations">
      <style:paragraph-properties fo:text-align="start" style:justify-single-word="false"/>
    </style:style>
    <style:style style:name="P8" style:family="paragraph" style:parent-style-name="Text_20_body">
      <style:paragraph-properties fo:text-align="start" style:justify-single-word="false"/>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ext_20_body" style:list-style-name="L19"/>
    <style:style style:name="P30" style:family="paragraph" style:parent-style-name="Text_20_body" style:list-style-name="L20"/>
    <style:style style:name="P31" style:family="paragraph" style:parent-style-name="Text_20_body" style:list-style-name="L21"/>
    <style:style style:name="P32" style:family="paragraph" style:parent-style-name="Text_20_body" style:list-style-name="L22"/>
    <style:style style:name="P33" style:family="paragraph" style:parent-style-name="Text_20_body" style:list-style-name="L23"/>
    <style:style style:name="P34" style:family="paragraph" style:parent-style-name="Text_20_body" style:list-style-name="L24"/>
    <style:style style:name="P35" style:family="paragraph" style:parent-style-name="Text_20_body" style:list-style-name="L25"/>
    <style:style style:name="P36" style:family="paragraph" style:parent-style-name="Text_20_body" style:list-style-name="L26"/>
    <style:style style:name="P37" style:family="paragraph" style:parent-style-name="Text_20_body" style:list-style-name="L27"/>
    <style:style style:name="P38" style:family="paragraph" style:parent-style-name="Text_20_body" style:list-style-name="L28"/>
    <style:style style:name="P39" style:family="paragraph" style:parent-style-name="Text_20_body" style:list-style-name="L29"/>
    <style:style style:name="P40" style:family="paragraph" style:parent-style-name="Text_20_body" style:list-style-name="L30"/>
    <style:style style:name="P41" style:family="paragraph" style:parent-style-name="Text_20_body" style:list-style-name="L31"/>
    <style:style style:name="P42" style:family="paragraph" style:parent-style-name="Text_20_body" style:list-style-name="L32"/>
    <style:style style:name="P43" style:family="paragraph" style:parent-style-name="Text_20_body" style:list-style-name="L33"/>
    <style:style style:name="P44" style:family="paragraph" style:parent-style-name="Text_20_body" style:list-style-name="L34"/>
    <style:style style:name="P45" style:family="paragraph" style:parent-style-name="Text_20_body" style:list-style-name="L35"/>
    <style:style style:name="P46" style:family="paragraph" style:parent-style-name="Text_20_body" style:list-style-name="L1">
      <style:paragraph-properties fo:margin-top="0cm" fo:margin-bottom="0cm"/>
    </style:style>
    <style:style style:name="P47" style:family="paragraph" style:parent-style-name="Text_20_body" style:list-style-name="L3">
      <style:paragraph-properties fo:margin-top="0cm" fo:margin-bottom="0cm"/>
    </style:style>
    <style:style style:name="P48" style:family="paragraph" style:parent-style-name="Text_20_body" style:list-style-name="L4">
      <style:paragraph-properties fo:margin-top="0cm" fo:margin-bottom="0cm"/>
    </style:style>
    <style:style style:name="P49" style:family="paragraph" style:parent-style-name="Text_20_body" style:list-style-name="L5">
      <style:paragraph-properties fo:margin-top="0cm" fo:margin-bottom="0cm"/>
    </style:style>
    <style:style style:name="P50" style:family="paragraph" style:parent-style-name="Text_20_body" style:list-style-name="L6">
      <style:paragraph-properties fo:margin-top="0cm" fo:margin-bottom="0cm"/>
    </style:style>
    <style:style style:name="P51" style:family="paragraph" style:parent-style-name="Text_20_body" style:list-style-name="L7">
      <style:paragraph-properties fo:margin-top="0cm" fo:margin-bottom="0cm"/>
    </style:style>
    <style:style style:name="P52" style:family="paragraph" style:parent-style-name="Text_20_body" style:list-style-name="L8">
      <style:paragraph-properties fo:margin-top="0cm" fo:margin-bottom="0cm"/>
    </style:style>
    <style:style style:name="P53" style:family="paragraph" style:parent-style-name="Text_20_body" style:list-style-name="L9">
      <style:paragraph-properties fo:margin-top="0cm" fo:margin-bottom="0cm"/>
    </style:style>
    <style:style style:name="P54" style:family="paragraph" style:parent-style-name="Text_20_body" style:list-style-name="L10">
      <style:paragraph-properties fo:margin-top="0cm" fo:margin-bottom="0cm"/>
    </style:style>
    <style:style style:name="P55" style:family="paragraph" style:parent-style-name="Text_20_body" style:list-style-name="L11">
      <style:paragraph-properties fo:margin-top="0cm" fo:margin-bottom="0cm"/>
    </style:style>
    <style:style style:name="P56" style:family="paragraph" style:parent-style-name="Text_20_body" style:list-style-name="L12">
      <style:paragraph-properties fo:margin-top="0cm" fo:margin-bottom="0cm"/>
    </style:style>
    <style:style style:name="P57" style:family="paragraph" style:parent-style-name="Text_20_body" style:list-style-name="L13">
      <style:paragraph-properties fo:margin-top="0cm" fo:margin-bottom="0cm"/>
    </style:style>
    <style:style style:name="P58" style:family="paragraph" style:parent-style-name="Text_20_body" style:list-style-name="L14">
      <style:paragraph-properties fo:margin-top="0cm" fo:margin-bottom="0cm"/>
    </style:style>
    <style:style style:name="P59" style:family="paragraph" style:parent-style-name="Text_20_body" style:list-style-name="L16">
      <style:paragraph-properties fo:margin-top="0cm" fo:margin-bottom="0cm"/>
    </style:style>
    <style:style style:name="P60" style:family="paragraph" style:parent-style-name="Text_20_body" style:list-style-name="L17">
      <style:paragraph-properties fo:margin-top="0cm" fo:margin-bottom="0cm"/>
    </style:style>
    <style:style style:name="P61" style:family="paragraph" style:parent-style-name="Text_20_body" style:list-style-name="L18">
      <style:paragraph-properties fo:margin-top="0cm" fo:margin-bottom="0cm"/>
    </style:style>
    <style:style style:name="P62" style:family="paragraph" style:parent-style-name="Text_20_body" style:list-style-name="L19">
      <style:paragraph-properties fo:margin-top="0cm" fo:margin-bottom="0cm"/>
    </style:style>
    <style:style style:name="P63" style:family="paragraph" style:parent-style-name="Text_20_body" style:list-style-name="L20">
      <style:paragraph-properties fo:margin-top="0cm" fo:margin-bottom="0cm"/>
    </style:style>
    <style:style style:name="P64" style:family="paragraph" style:parent-style-name="Text_20_body" style:list-style-name="L21">
      <style:paragraph-properties fo:margin-top="0cm" fo:margin-bottom="0cm"/>
    </style:style>
    <style:style style:name="P65" style:family="paragraph" style:parent-style-name="Text_20_body" style:list-style-name="L22">
      <style:paragraph-properties fo:margin-top="0cm" fo:margin-bottom="0cm"/>
    </style:style>
    <style:style style:name="P66" style:family="paragraph" style:parent-style-name="Text_20_body" style:list-style-name="L23">
      <style:paragraph-properties fo:margin-top="0cm" fo:margin-bottom="0cm"/>
    </style:style>
    <style:style style:name="P67" style:family="paragraph" style:parent-style-name="Text_20_body" style:list-style-name="L24">
      <style:paragraph-properties fo:margin-top="0cm" fo:margin-bottom="0cm"/>
    </style:style>
    <style:style style:name="P68" style:family="paragraph" style:parent-style-name="Text_20_body" style:list-style-name="L25">
      <style:paragraph-properties fo:margin-top="0cm" fo:margin-bottom="0cm"/>
    </style:style>
    <style:style style:name="P69" style:family="paragraph" style:parent-style-name="Text_20_body" style:list-style-name="L26">
      <style:paragraph-properties fo:margin-top="0cm" fo:margin-bottom="0cm"/>
    </style:style>
    <style:style style:name="P70" style:family="paragraph" style:parent-style-name="Text_20_body" style:list-style-name="L27">
      <style:paragraph-properties fo:margin-top="0cm" fo:margin-bottom="0cm"/>
    </style:style>
    <style:style style:name="P71" style:family="paragraph" style:parent-style-name="Text_20_body" style:list-style-name="L29">
      <style:paragraph-properties fo:margin-top="0cm" fo:margin-bottom="0cm"/>
    </style:style>
    <style:style style:name="P72" style:family="paragraph" style:parent-style-name="Text_20_body" style:list-style-name="L31">
      <style:paragraph-properties fo:margin-top="0cm" fo:margin-bottom="0cm"/>
    </style:style>
    <style:style style:name="P73" style:family="paragraph" style:parent-style-name="Text_20_body" style:list-style-name="L33">
      <style:paragraph-properties fo:margin-top="0cm" fo:margin-bottom="0cm"/>
    </style:style>
    <style:style style:name="P74" style:family="paragraph" style:parent-style-name="Text_20_body" style:list-style-name="L34">
      <style:paragraph-properties fo:margin-top="0cm" fo:margin-bottom="0cm"/>
    </style:style>
    <style:style style:name="P75" style:family="paragraph" style:parent-style-name="Text_20_body" style:list-style-name="L35">
      <style:paragraph-properties fo:margin-top="0cm" fo:margin-bottom="0cm"/>
    </style:style>
    <style:style style:name="P76" style:family="paragraph" style:parent-style-name="Standard" style:master-page-name="First_20_Page">
      <style:paragraph-properties style:page-number="auto"/>
    </style:style>
    <style:style style:name="P77" style:family="paragraph" style:parent-style-name="Quotations" style:list-style-name="L4"/>
    <style:style style:name="P78" style:family="paragraph" style:parent-style-name="Quotations" style:list-style-name="L8"/>
    <style:style style:name="P79" style:family="paragraph" style:parent-style-name="Quotations" style:list-style-name="L11"/>
    <style:style style:name="P80" style:family="paragraph" style:parent-style-name="Quotations" style:list-style-name="L26"/>
    <style:style style:name="P81" style:family="paragraph" style:parent-style-name="Quotations" style:list-style-name="L28"/>
    <style:style style:name="P82" style:family="paragraph" style:parent-style-name="Quotations" style:list-style-name="L30"/>
    <style:style style:name="P83" style:family="paragraph" style:parent-style-name="Quotations" style:list-style-name="L32"/>
    <style:style style:name="P84" style:family="paragraph" style:parent-style-name="Quotations" style:list-style-name="L34"/>
    <style:style style:name="P85" style:family="paragraph" style:parent-style-name="Preformatted_20_Text" style:list-style-name="L27"/>
    <style:style style:name="P86" style:family="paragraph" style:parent-style-name="Preformatted_20_Text" style:list-style-name="L27">
      <style:paragraph-properties fo:margin-top="0cm" fo:margin-bottom="0.499cm"/>
    </style:style>
    <style:style style:name="T1" style:family="text">
      <style:text-properties fo:font-weight="bold"/>
    </style:style>
    <style:style style:name="T2" style:family="text">
      <style:text-properties fo:font-size="10pt"/>
    </style:style>
    <style:style style:name="T3" style:family="text">
      <style:text-properties fo:font-size="13pt" style:font-size-asian="13pt" style:font-size-complex="13pt"/>
    </style:style>
    <style:style style:name="T4" style:family="text">
      <style:text-properties fo:font-size="32pt" fo:font-style="italic" fo:font-weight="bold" style:font-size-asian="32pt" style:font-style-asian="italic" style:font-weight-asian="bold" style:font-size-complex="32pt" style:font-style-complex="italic" style:font-weight-complex="bold"/>
    </style:style>
    <style:style style:name="T5" style:family="text">
      <style:text-properties fo:font-size="15pt" fo:font-weight="normal" style:font-name-asian="CMR10" style:font-size-asian="15pt" style:font-weight-asian="normal" style:font-name-complex="CMR10" style:font-size-complex="15pt"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PreliminaryPages">
        <text:p text:style-name="P76"/>
        <text:section text:style-name="Sect1" text:name="TitlePage">
          <text:p text:style-name="Standard"/>
          <text:p text:style-name="Standard"/>
          <text:p text:style-name="Standard"/>
          <text:p text:style-name="Standard"/>
          <text:p text:style-name="Standard"/>
          <text:p text:style-name="Standard"/>
          <text:p text:style-name="Standard"/>
          <text:p text:style-name="Standard"/>
          <text:p text:style-name="P4"><text:span text:style-name="T4">odt2braille User's Guide</text:span><text:line-break/><text:span text:style-name="T3"><text:line-break/></text:span><text:span text:style-name="T5">for version 0.0.1, 8 July 2010</text:span></text:p>
          <text:p text:style-name="P5"/>
          <text:p text:style-name="P5"/>
          <text:p text:style-name="P5"/>
          <text:p text:style-name="P5">by Bert Frees</text:p>
          <text:p text:style-name="P6"/>
          <text:p text:style-name="P6"/>
          <text:p text:style-name="P6"/>
          <text:p text:style-name="P6"/>
          <text:p text:style-name="P6"/>
          <text:p text:style-name="P6"/>
          <text:p text:style-name="P6"/>
          <text:p text:style-name="P6"/>
          <text:p text:style-name="P6"/>
          <text:p text:style-name="P6"/>
          <text:p text:style-name="P6"/>
          <text:p text:style-name="P6"/>
        </text:section>
        <text:p text:style-name="P8"/>
        <text:p text:style-name="P8">Copyright © 2010 by DocArch <text:a xlink:type="simple" xlink:href="http://www.docarch.be/">http://www.docarch.be</text:a>. </text:p>
        <text:p text:style-name="P7">This program is free software: you can redistribute it and/or modify it under the terms of the GNU General Public License as published by the Free Software Foundation, either version 3 of the License, or (at your option) any later version. </text:p>
        <text:p text:style-name="P7">This program is distributed in the hope that it will be useful, but without any warranty; without even the implied warranty of merchantability or fitness for a particular purpose. See the GNU General Public License for more details. </text:p>
        <text:p text:style-name="P7">You should have received a copy of the GNU General Public License along with this program. If not, see <text:a xlink:type="simple" xlink:href="http://www.gnu.org/licenses">http://www.gnu.org/licenses</text:a>. </text:p>
        <text:p text:style-name="P3"/>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Introduction<text:tab/>2</text:p>
            <text:p text:style-name="P9">1 Document Preparation<text:tab/>3</text:p>
            <text:p text:style-name="P10">1.1 Paragraphs<text:tab/>3</text:p>
            <text:p text:style-name="P10">1.2 Headings<text:tab/>3</text:p>
            <text:p text:style-name="P10">1.3 Lists<text:tab/>4</text:p>
            <text:p text:style-name="P10">1.4 Tables<text:tab/>5</text:p>
            <text:p text:style-name="P10">1.5 Textboxes<text:tab/>6</text:p>
            <text:p text:style-name="P10">1.6 Images<text:tab/>7</text:p>
            <text:p text:style-name="P10">1.7 Captions<text:tab/>8</text:p>
            <text:p text:style-name="P10">1.8 Notes<text:tab/>8</text:p>
            <text:p text:style-name="P10">1.9 Special Typeface<text:tab/>9</text:p>
            <text:p text:style-name="P10">1.10 Languages<text:tab/>10</text:p>
            <text:p text:style-name="P10">1.11 Page Numbering<text:tab/>10</text:p>
            <text:p text:style-name="P10">1.12 Preliminary Pages<text:tab/>11</text:p>
            <text:p text:style-name="P10">1.13 Volume Management<text:tab/>11</text:p>
            <text:p text:style-name="P10">1.14 Title Page<text:tab/>12</text:p>
            <text:p text:style-name="P10">1.15 List of Special Symbols<text:tab/>13</text:p>
            <text:p text:style-name="P10">1.16 Transcriber's Notes<text:tab/>14</text:p>
            <text:p text:style-name="P10">1.17 Table of Contents<text:tab/>14</text:p>
            <text:p text:style-name="P10">1.18 Bibliographies<text:tab/>15</text:p>
            <text:p text:style-name="P10">1.19 Mathematics<text:tab/>16</text:p>
            <text:p text:style-name="P10">1.20 Literal Braille<text:tab/>16</text:p>
            <text:p text:style-name="P10">1.21 Braille-only Material<text:tab/>16</text:p>
            <text:p text:style-name="P10">1.22 Templates<text:tab/>16</text:p>
            <text:p text:style-name="P9">2 Settings<text:tab/>17</text:p>
            <text:p text:style-name="P9">3 Exporting<text:tab/>17</text:p>
            <text:p text:style-name="P9">4 Embossing<text:tab/>17</text:p>
            <text:p text:style-name="P9">5 Inserting<text:tab/>17</text:p>
          </text:index-body>
        </text:table-of-content>
        <text:h text:style-name="Heading_20_2" text:outline-level="2"/>
      </text:section>
      <text:h text:style-name="Heading_20_2" text:outline-level="2"/>
      <text:h text:style-name="P2" text:outline-level="2">Introduction</text:h>
      <text:p text:style-name="Text_20_body">In order to install odt2braille, OpenOffice.org version 3.0 or later is required. The latest version of OpenOffice.org can be downloaded from <text:a xlink:type="simple" xlink:href="http://download.openoffice.org/other.html">http://download.openoffice.org/other.html</text:a>. To add the odt2braille extension to OpenOffice.org, simply double click the odt2braille installation file and follow the steps in the OpenOffice.org <text:span text:style-name="Emphasis">Extension Manager</text:span>. </text:p>
      <text:p text:style-name="Text_20_body"/>
      <text:h text:style-name="Heading_20_2" text:outline-level="2"/>
      <text:h text:style-name="P2" text:outline-level="2"><text:bookmark text:name="Document-Preparation"/>1 Document Preparation</text:h>
      <text:p text:style-name="Text_20_body">This part explains how you can create a document in OpenOffice.org Writer and prepare it for braille production. You can find more help on working with Writer in the online guide: <text:a xlink:type="simple" xlink:href="http://wiki.services.openoffice.org/wiki/Documentation/OOo3_User_Guides/Writer_Guide">http://wiki.services.openoffice.org/wiki/Documentation/OOo3_User_Guides/Writer_Guide</text:a>. </text:p>
      <text:h text:style-name="Heading_20_3" text:outline-level="3"><text:bookmark text:name="Paragraphs"/>1.1 Paragraphs</text:h>
      <text:h text:style-name="Heading_20_4" text:outline-level="4">OpenOffice.org</text:h>
      <text:list xml:id="list39137987" text:style-name="L1">
        <text:list-item>
          <text:p text:style-name="P11">In OpenOffice.org, all regular text between <text:span text:style-name="Emphasis">¶ markers</text:span> is considered a paragraph (¶ markers can be made visible by selecting [<text:span text:style-name="Emphasis">View &gt; Nonprinting Characters</text:span>]). Odt2braille on the other hand only treats paragraphs that are not </text:p>
          <text:list>
            <text:list-item>
              <text:p text:style-name="P46">a <text:a xlink:type="simple" xlink:href="../../Documents/NetBeansProjects/odt2braille/Odt2BrailleAddOn/doc/odt2braille-user-doc.html#Headings">heading</text:a> , </text:p>
            </text:list-item>
            <text:list-item>
              <text:p text:style-name="P46">a <text:a xlink:type="simple" xlink:href="../../Documents/NetBeansProjects/odt2braille/Odt2BrailleAddOn/doc/odt2braille-user-doc.html#Captions">caption</text:a> , </text:p>
            </text:list-item>
            <text:list-item>
              <text:p text:style-name="P46">inside a <text:a xlink:type="simple" xlink:href="../../Documents/NetBeansProjects/odt2braille/Odt2BrailleAddOn/doc/odt2braille-user-doc.html#Lists">list</text:a> , </text:p>
            </text:list-item>
            <text:list-item>
              <text:p text:style-name="P46">inside a <text:a xlink:type="simple" xlink:href="../../Documents/NetBeansProjects/odt2braille/Odt2BrailleAddOn/doc/odt2braille-user-doc.html#Tables">table</text:a> , </text:p>
            </text:list-item>
            <text:list-item>
              <text:p text:style-name="P46">inside a <text:a xlink:type="simple" xlink:href="../../Documents/NetBeansProjects/odt2braille/Odt2BrailleAddOn/doc/odt2braille-user-doc.html#Notes">note</text:a> , </text:p>
            </text:list-item>
            <text:list-item>
              <text:p text:style-name="P11">or on the <text:a xlink:type="simple" xlink:href="../../Documents/NetBeansProjects/odt2braille/Odt2BrailleAddOn/doc/odt2braille-user-doc.html#Title-Page">title page</text:a> </text:p>
            </text:list-item>
          </text:list>
          <text:p text:style-name="P11">as <text:span text:style-name="Emphasis">actual</text:span> paragraphs. </text:p>
        </text:list-item>
      </text:list>
      <text:h text:style-name="Heading_20_4" text:outline-level="4">Braille</text:h>
      <text:list xml:id="list39132143" text:style-name="L2">
        <text:list-item>
          <text:p text:style-name="P12">In braille, paragraphs are rendered in <text:span text:style-name="Emphasis">indented paragraph style</text:span> (first line cell 3, runovers cell 1). Paragraphs are not separated by blank lines. Empty paragraphs are dropped. </text:p>
        </text:list-item>
      </text:list>
      <text:h text:style-name="Heading_20_3" text:outline-level="3"><text:bookmark text:name="Headings"/>1.2 Headings</text:h>
      <text:h text:style-name="Heading_20_4" text:outline-level="4">OpenOffice.org</text:h>
      <text:list xml:id="list39134142" text:style-name="L3">
        <text:list-item>
          <text:p text:style-name="P13">In order for an OpenOffice.org paragraph to be interpreted by odt2braille as a <text:span text:style-name="Emphasis">heading</text:span>, following conditions must be true: </text:p>
          <text:list>
            <text:list-item>
              <text:p text:style-name="P13">An <text:span text:style-name="Emphasis">outline level</text:span> has to be assigned to the text. This can be achieved in two ways: </text:p>
              <text:list>
                <text:list-item>
                  <text:p text:style-name="P47">Outline levels can be permanently linked to paragraph styles in [<text:span text:style-name="Emphasis">Tools &gt; Outline Numbering</text:span>]. </text:p>
                </text:list-item>
                <text:list-item>
                  <text:p text:style-name="P13">If no outline level is linked to the current paragraph style, a level can still be assigned to the text by setting <text:span text:style-name="Emphasis">Outline Level</text:span> in [<text:span text:style-name="Emphasis">Format &gt; Paragraph &gt; Outline &amp; Numbering</text:span>]. </text:p>
                </text:list-item>
              </text:list>
              <text:p text:style-name="P13">The navigator [<text:span text:style-name="Emphasis">View &gt; Navigator</text:span>] provides an overview of all headings a<text:tab/>nd their outline levels. </text:p>
            </text:list-item>
            <text:list-item>
              <text:p text:style-name="P13">In addition, a heading should not be placed on the <text:a xlink:type="simple" xlink:href="../../Documents/NetBeansProjects/odt2braille/Odt2BrailleAddOn/doc/odt2braille-user-doc.html#Title-Page">title page</text:a> or inside a <text:a xlink:type="simple" xlink:href="../../Documents/NetBeansProjects/odt2braille/Odt2BrailleAddOn/doc/odt2braille-user-doc.html#Lists">list</text:a> , <text:a xlink:type="simple" xlink:href="../../Documents/NetBeansProjects/odt2braille/Odt2BrailleAddOn/doc/odt2braille-user-doc.html#Tables">table</text:a> or <text:a xlink:type="simple" xlink:href="../../Documents/NetBeansProjects/odt2braille/Odt2BrailleAddOn/doc/odt2braille-user-doc.html#Notes">note</text:a> . </text:p>
            </text:list-item>
          </text:list>
        </text:list-item>
        <text:list-item>
          <text:p text:style-name="P47">To enable automatic numbering or bulleting of headings, set <text:span text:style-name="Emphasis">Numbering Style</text:span> [<text:span text:style-name="Emphasis">Format &gt; Paragraph &gt; Outline &amp; Numbering</text:span>] to <text:span text:style-name="Emphasis">Outline Numbering</text:span>. </text:p>
        </text:list-item>
        <text:list-item>
          <text:p text:style-name="P13">The exact formatting of bullets and numbers can be determined in [<text:span text:style-name="Emphasis">Tools - Outline </text:span><text:soft-page-break/><text:span text:style-name="Emphasis">Numbering</text:span>]. Alternatively, choose [<text:span text:style-name="Emphasis">Format &gt; Bullets &amp; Numbering</text:span>] when a heading has the cursor. </text:p>
        </text:list-item>
      </text:list>
      <text:h text:style-name="Heading_20_4" text:outline-level="4">Braille</text:h>
      <text:list xml:id="list39130960" text:style-name="L4">
        <text:list-item>
          <text:p text:style-name="P14">In braille, headings are rendered in one of four heading styles: </text:p>
          <text:list>
            <text:list-item>
              <text:p text:style-name="P48">Level 1 headings are centered and preceded and followed by a blank line. </text:p>
            </text:list-item>
            <text:list-item>
              <text:p text:style-name="P48">Level 2 headings are centered as well but are only preceded by a blank line. </text:p>
            </text:list-item>
            <text:list-item>
              <text:p text:style-name="P48">Level 3 headings begin in cell 5 (runovers too) and are preceded by a blank line. </text:p>
            </text:list-item>
            <text:list-item>
              <text:p text:style-name="P14">Headings with an outline level greater than 3 begin in cell 1 (runovers too) and are preceded by a blank line. </text:p>
            </text:list-item>
          </text:list>
        </text:list-item>
        <text:list-item>
          <text:p text:style-name="P48">Numbers of headings are completely adopted in braille, bullets are left out. </text:p>
        </text:list-item>
        <text:list-item>
          <text:p text:style-name="P48">Empty headings are dropped. </text:p>
        </text:list-item>
        <text:list-item>
          <text:p text:style-name="P48">All <text:a xlink:type="simple" xlink:href="../../Documents/NetBeansProjects/odt2braille/Odt2BrailleAddOn/doc/odt2braille-user-doc.html#Special-Typeface">special typeface</text:a> in a heading is ignored. </text:p>
        </text:list-item>
        <text:list-item>
          <text:p text:style-name="P48">Only headings inside the <text:span text:style-name="Emphasis">body</text:span> of the document (not in the preliminary section) are included in the <text:a xlink:type="simple" xlink:href="../../Documents/NetBeansProjects/odt2braille/Odt2BrailleAddOn/doc/odt2braille-user-doc.html#Table-of-Contents">table of contents</text:a> . </text:p>
        </text:list-item>
        <text:list-item>
          <text:p text:style-name="P48">Footnotes in headings: see <text:a xlink:type="simple" xlink:href="../../Documents/NetBeansProjects/odt2braille/Odt2BrailleAddOn/doc/odt2braille-user-doc.html#Notes">Notes</text:a>. </text:p>
        </text:list-item>
        <text:list-item>
          <text:p text:style-name="P14">When a regular <text:a xlink:type="simple" xlink:href="../../Documents/NetBeansProjects/odt2braille/Odt2BrailleAddOn/doc/odt2braille-user-doc.html#Volume-Management">volume</text:a> (not a preliminary or supplementary volume) doesn't start with a heading, odt2braille inserts a <text:span text:style-name="Emphasis">continuation heading</text:span>: the closest preceding heading is repeated and suffixed with the string "<text:span text:style-name="User_20_Entry">(Cont.)</text:span>". This continuation heading is included in the table of contents as well. </text:p>
          <text:p text:style-name="P77"><text:span text:style-name="T1">Tip:</text:span> Always start a volume with a heading. </text:p>
        </text:list-item>
      </text:list>
      <text:h text:style-name="Heading_20_3" text:outline-level="3"><text:bookmark text:name="Lists"/>1.3 Lists</text:h>
      <text:h text:style-name="Heading_20_4" text:outline-level="4">OpenOffice.org</text:h>
      <text:list xml:id="list39115981" text:style-name="L5">
        <text:list-item>
          <text:p text:style-name="P49">Each OpenOffice.org paragraph with its <text:span text:style-name="Emphasis">Numbering Style</text:span> [<text:span text:style-name="Emphasis">Format &gt; Paragraph &gt; Outline </text:span><text:span text:style-name="Emphasis">&amp; Numbering</text:span>] set to anything but <text:span text:style-name="Emphasis">None</text:span> and <text:span text:style-name="Emphasis">Outline Numbering</text:span>, will be interpreted by odt2braille as an item of a list. </text:p>
        </text:list-item>
        <text:list-item>
          <text:p text:style-name="P15">To produce a numbered or bulleted list in OpenOffice.org, either use the <text:span text:style-name="Emphasis">numbering</text:span> and <text:span text:style-name="Emphasis">bullets</text:span> icons, or use <text:span text:style-name="Emphasis">list styles</text:span>. </text:p>
          <text:list>
            <text:list-item>
              <text:p text:style-name="P49">The numbering and bullets icons can be found on the <text:span text:style-name="Emphasis">Formatting</text:span> toolbar [<text:span text:style-name="Emphasis">View &gt; Toolbars &gt; Formatting</text:span>] or the <text:span text:style-name="Emphasis">Bullets and Numbering</text:span> toolbar [<text:span text:style-name="Emphasis">View &gt; Toolbars &gt; Bullets and Numbering</text:span>]. </text:p>
            </text:list-item>
            <text:list-item>
              <text:p text:style-name="P15">List styles can be selected in [<text:span text:style-name="Emphasis">Format &gt; Styles and Formatting &gt; List Styles</text:span>]. When creating a new list style, make sure the name is not of the form <text:span text:style-name="User_20_Entry">L1</text:span> / <text:span text:style-name="User_20_Entry">L2</text:span> / <text:span text:style-name="T2">....</text:span> </text:p>
            </text:list-item>
          </text:list>
        </text:list-item>
        <text:list-item>
          <text:p text:style-name="P49">The <text:span text:style-name="Emphasis">level</text:span> of a listitem can be modified with keyboard shortcuts (tab to move down a level, shift + tab to move up a level) or with the <text:span text:style-name="Emphasis">Bullets and Numbering</text:span> toolbar. </text:p>
        </text:list-item>
        <text:list-item>
          <text:p text:style-name="P15">The exact formatting of lists can be determined in [<text:span text:style-name="Emphasis">Format &gt; Bullets and Numbering</text:span>]. Alternatively, if the list was created using list styles [<text:span text:style-name="Emphasis">Format &gt; Styles and Formatting &gt; List Styles</text:span>], right click on the list style and choose <text:span text:style-name="Emphasis">Modify</text:span>. </text:p>
        </text:list-item>
      </text:list>
      <text:h text:style-name="Heading_20_4" text:outline-level="4">Braille</text:h>
      <text:list xml:id="list39135274" text:style-name="L6">
        <text:list-item>
          <text:p text:style-name="P16">In braille, outlining is supported upto level 4: </text:p>
          <text:list>
            <text:list-item>
              <text:p text:style-name="P50"><text:soft-page-break/>Level 1 listitems <text:span text:style-name="Emphasis">without</text:span> subitems begin in cell 1, runovers begin in cell 3. </text:p>
            </text:list-item>
            <text:list-item>
              <text:p text:style-name="P50">Level 1 listitems <text:span text:style-name="Emphasis">with</text:span> subitems begin in cell 1 as well, but runovers begin in cell 5. </text:p>
            </text:list-item>
            <text:list-item>
              <text:p text:style-name="P50">Level 2 listitems begin in cell 3, runovers in cell 7. </text:p>
            </text:list-item>
            <text:list-item>
              <text:p text:style-name="P50">Level 3 listitems begin in cell 5, runovers in cell 9. </text:p>
            </text:list-item>
            <text:list-item>
              <text:p text:style-name="P16">Listitems with an outline level greater than 3 begin in cell 7, runovers in cell 11. </text:p>
            </text:list-item>
          </text:list>
        </text:list-item>
        <text:list-item>
          <text:p text:style-name="P50">Each entire list is preceded and following by a blank line. </text:p>
        </text:list-item>
        <text:list-item>
          <text:p text:style-name="P50">Numbers of listitems are completely adopted in braille, bullets are left out. </text:p>
        </text:list-item>
        <text:list-item>
          <text:p text:style-name="P16"><text:a xlink:type="simple" xlink:href="../../Documents/NetBeansProjects/odt2braille/Odt2BrailleAddOn/doc/odt2braille-user-doc.html#Textboxes">Textboxes</text:a> and <text:a xlink:type="simple" xlink:href="../../Documents/NetBeansProjects/odt2braille/Odt2BrailleAddOn/doc/odt2braille-user-doc.html#Images">images</text:a> that are anchored to a listitem are rendered only after completion of the entire list. </text:p>
        </text:list-item>
      </text:list>
      <text:h text:style-name="Heading_20_3" text:outline-level="3"><text:bookmark text:name="Tables"/>1.4 Tables</text:h>
      <text:h text:style-name="Heading_20_4" text:outline-level="4">OpenOffice.org</text:h>
      <text:list xml:id="list39140686" text:style-name="L7">
        <text:list-item>
          <text:p text:style-name="P51">In OpenOffice.org, tables are created with [<text:span text:style-name="Emphasis">Table &gt; Insert &gt; Table</text:span>] or [<text:span text:style-name="Emphasis">Insert &gt; Table</text:span>] or with the <text:span text:style-name="Emphasis">Table</text:span> toolbar [<text:span text:style-name="Emphasis">View &gt; Toolbars &gt; Table</text:span>]. </text:p>
        </text:list-item>
        <text:list-item>
          <text:p text:style-name="P51">The first row(s) of a table can be defined as <text:span text:style-name="Emphasis">column headings</text:span> by checking the <text:span text:style-name="Emphasis">Headings</text:span> box. Set multiple heading rows by checking <text:span text:style-name="Emphasis">Repeat headings</text:span>. </text:p>
        </text:list-item>
        <text:list-item>
          <text:p text:style-name="P51">To add a <text:a xlink:type="simple" xlink:href="../../Documents/NetBeansProjects/odt2braille/Odt2BrailleAddOn/doc/odt2braille-user-doc.html#Captions">caption</text:a> to the table, place the cursor inside the table and choose [<text:span text:style-name="Emphasis">Insert &gt; Caption</text:span>]. In order for a table caption to be correctly linked to the table by odt2braille, it must be placed directly beneath the table and no other frame (i.e. <text:a xlink:type="simple" xlink:href="../../Documents/NetBeansProjects/odt2braille/Odt2BrailleAddOn/doc/odt2braille-user-doc.html#Textboxes">textbox</text:a> or <text:a xlink:type="simple" xlink:href="../../Documents/NetBeansProjects/odt2braille/Odt2BrailleAddOn/doc/odt2braille-user-doc.html#Images">image</text:a> ) can be anchored to it. </text:p>
        </text:list-item>
        <text:list-item>
          <text:p text:style-name="P17">@TODO: Choice between linear / stairstep format. "Table cells separated by" setting. </text:p>
          <text:p text:style-name="P17">@TODO: Merged cells (rowspan / colspan): The merged cell is processed as if its whole content were in the left- and uppermost 'sub'-cell. The other (empty) 'sub'-cells are ignored. Merged cells should be avoided. </text:p>
        </text:list-item>
      </text:list>
      <text:h text:style-name="Heading_20_4" text:outline-level="4">Braille</text:h>
      <text:list xml:id="list39122987" text:style-name="L8">
        <text:list-item>
          <text:p text:style-name="P18">In braille, tables are rendered in <text:span text:style-name="Emphasis">stairstep format</text:span>: </text:p>
          <text:list>
            <text:list-item>
              <text:p text:style-name="P52">Column 1 table cells begin in cell 1, runovers too. </text:p>
            </text:list-item>
            <text:list-item>
              <text:p text:style-name="P52">Column 2 table cells begin in cell 3, runovers too. </text:p>
            </text:list-item>
            <text:list-item>
              <text:p text:style-name="P52"><text:span text:style-name="T2">....</text:span> </text:p>
            </text:list-item>
            <text:list-item>
              <text:p text:style-name="P18">Table cells in column 10 and beyond begin in cell 19. </text:p>
            </text:list-item>
          </text:list>
        </text:list-item>
        <text:list-item>
          <text:p text:style-name="P52">Only regular text is retained in a table cell, all other elements are dropped or transposed. If a table cell contains multiple OpenOffice.org paragraphs, these are first serialized. </text:p>
        </text:list-item>
        <text:list-item>
          <text:p text:style-name="P52">Table lines are only shown in braille if they are present in print. A table line is represented by a series of unspaced braille dots 2356 (top table line) or 1245 (bottom table line), extended across the full width of the braille page. A table inside a larger textbox is enclosed by full table lines (braille dots 123456). If no table lines are shown in print, the table is preceded and/or followed by a blank line. </text:p>
        </text:list-item>
        <text:list-item>
          <text:p text:style-name="P52">If column headings are present, these table rows are separated from the table body by a series of unspaced braille dots 25, extended across the full width of the braille page. </text:p>
        </text:list-item>
        <text:list-item>
          <text:p text:style-name="P52">If a <text:a xlink:type="simple" xlink:href="../../Documents/NetBeansProjects/odt2braille/Odt2BrailleAddOn/doc/odt2braille-user-doc.html#Captions">caption</text:a> is correctly linked to the table, it is centered and placed directly below the top table line (or top blank line if the table line is absent). A blank line is inserted between the caption and the actual table content. </text:p>
        </text:list-item>
        <text:list-item>
          <text:p text:style-name="P52">All <text:a xlink:type="simple" xlink:href="../../Documents/NetBeansProjects/odt2braille/Odt2BrailleAddOn/doc/odt2braille-user-doc.html#Notes">footnotes</text:a> are collected beneath the table body, but above the bottom table line (or bottom <text:soft-page-break/>blank line if the table line is absent). Footnotes in the table caption are placed directly below the caption. </text:p>
        </text:list-item>
        <text:list-item>
          <text:p text:style-name="P52">Empty table cells are indicated with an ellipsis (braille dots 5-5-5). This usage is explained on the <text:a xlink:type="simple" xlink:href="../../Documents/NetBeansProjects/odt2braille/Odt2BrailleAddOn/doc/odt2braille-user-doc.html#Transcriber_0027s-Notes">transcriber's notes page</text:a> . </text:p>
        </text:list-item>
        <text:list-item>
          <text:p text:style-name="P18">When a table contains other tables, <text:a xlink:type="simple" xlink:href="../../Documents/NetBeansProjects/odt2braille/Odt2BrailleAddOn/doc/odt2braille-user-doc.html#Lists">lists</text:a> , <text:a xlink:type="simple" xlink:href="../../Documents/NetBeansProjects/odt2braille/Odt2BrailleAddOn/doc/odt2braille-user-doc.html#Textboxes">textboxes</text:a> or <text:a xlink:type="simple" xlink:href="../../Documents/NetBeansProjects/odt2braille/Odt2BrailleAddOn/doc/odt2braille-user-doc.html#Images">images</text:a> , these elements are moved outside the table. Every transposition is indicated by a double dash (braille dots 36-36-36-36) at the element's original location. An explaining <text:a xlink:type="simple" xlink:href="../../Documents/NetBeansProjects/odt2braille/Odt2BrailleAddOn/doc/odt2braille-user-doc.html#Transcriber_0027s-Notes">transcriber's note</text:a> is inserted before the table. Only after completion of the entire table, all previously omitted material is rendered. Each element is preceded by another transcriber's note explaining it was moved from it's original location. </text:p>
          <text:p text:style-name="P78"><text:span text:style-name="T1">Tip:</text:span> Do not place other tables, lists, textboxes or images inside a table. </text:p>
        </text:list-item>
        <text:list-item>
          <text:p text:style-name="P18">@TODO: Difference between linear / stairstep format. </text:p>
          <text:p text:style-name="P18">@TODO: rowspan / colspan </text:p>
        </text:list-item>
      </text:list>
      <text:h text:style-name="Heading_20_3" text:outline-level="3"><text:bookmark text:name="Textboxes"/>1.5 Textboxes</text:h>
      <text:h text:style-name="Heading_20_4" text:outline-level="4">OpenOffice.org</text:h>
      <text:list xml:id="list39123175" text:style-name="L9">
        <text:list-item>
          <text:p text:style-name="P53">In OpenOffice.org, textboxes can be produced by choosing [<text:span text:style-name="Emphasis">Insert &gt; Frame</text:span>]. Options can be modified later in [<text:span text:style-name="Emphasis">Format &gt; Frame/Object</text:span>]. On the <text:span text:style-name="Emphasis">Type</text:span> tab, the anchor type can be selected. The anchor is the basis of the position and behavior of the textbox within a document. It makes the textbox move with the object it is anchored to. You can anchor frames as a character or to a page, paragraph, or character. In addition, if a textbox has been placed inside another textbox, it can be anchored to this outer frame. The anchor is symbolized by a gray marker, which is only visible if the textbox is selected. </text:p>
        </text:list-item>
        <text:list-item>
          <text:p text:style-name="P19">To add a <text:a xlink:type="simple" xlink:href="../../Documents/NetBeansProjects/odt2braille/Odt2BrailleAddOn/doc/odt2braille-user-doc.html#Captions">caption</text:a> to the textbox, place the cursor inside the textbox and choose [<text:span text:style-name="Emphasis">Insert &gt; Caption</text:span>]. In order for a caption to be correctly linked to the textbox by odt2braille, one of the following must be true: </text:p>
          <text:list>
            <text:list-item>
              <text:p text:style-name="P53">The textbox is anchored to a caption. </text:p>
            </text:list-item>
            <text:list-item>
              <text:p text:style-name="P53">The paragraph immediately following the object the textbox is anchored to is a caption, and no other frame (i.e. textbox or <text:a xlink:type="simple" xlink:href="../../Documents/NetBeansProjects/odt2braille/Odt2BrailleAddOn/doc/odt2braille-user-doc.html#Images">image</text:a> ) is anchored to it. </text:p>
            </text:list-item>
            <text:list-item>
              <text:p text:style-name="P19">The last paragraph of the textbox is a caption and no other frame is anchored to it. </text:p>
            </text:list-item>
          </text:list>
        </text:list-item>
      </text:list>
      <text:h text:style-name="Heading_20_4" text:outline-level="4">Braille</text:h>
      <text:list xml:id="list39141937" text:style-name="L10">
        <text:list-item>
          <text:p text:style-name="P54">If textboxes are anchored as a character or to a paragraph or character, they are rendered in braille after completion of the paragraph or heading that contains the anchor. </text:p>
        </text:list-item>
        <text:list-item>
          <text:p text:style-name="P54">If textboxes are anchored to another textbox, they are rendered inside this outer textbox, before any other material it contains. </text:p>
        </text:list-item>
        <text:list-item>
          <text:p text:style-name="P54">Textboxes are omitted in braille if they are anchored to a page. </text:p>
        </text:list-item>
        <text:list-item>
          <text:p text:style-name="P54">Textboxes that are anchored to a <text:a xlink:type="simple" xlink:href="../../Documents/NetBeansProjects/odt2braille/Odt2BrailleAddOn/doc/odt2braille-user-doc.html#Lists">listitem</text:a> are rendered only after completion of the entire list. </text:p>
        </text:list-item>
        <text:list-item>
          <text:p text:style-name="P54">Textboxes that are anchored to a <text:a xlink:type="simple" xlink:href="../../Documents/NetBeansProjects/odt2braille/Odt2BrailleAddOn/doc/odt2braille-user-doc.html#Tables">table cell</text:a> are rendered only after completion of the entire table. </text:p>
        </text:list-item>
        <text:list-item>
          <text:p text:style-name="P54">Textboxes that are anchored to a <text:a xlink:type="simple" xlink:href="../../Documents/NetBeansProjects/odt2braille/Odt2BrailleAddOn/doc/odt2braille-user-doc.html#Notes">note</text:a> are replaced by a double dash (braille dots 36-36-36-36), indicating the omission. </text:p>
        </text:list-item>
        <text:list-item>
          <text:p text:style-name="P54">Box lines are only shown in braille if they are present in print. A box line is represented by a series of unspaced braille dots 2356 (top table line) or 1245 (bottom table line), extended <text:soft-page-break/>across the full width of the braille page. If no box lines are shown in print, the textbox is preceded and/or followed by a blank line. </text:p>
        </text:list-item>
        <text:list-item>
          <text:p text:style-name="P54">If a <text:a xlink:type="simple" xlink:href="../../Documents/NetBeansProjects/odt2braille/Odt2BrailleAddOn/doc/odt2braille-user-doc.html#Captions">caption</text:a> is correctly linked to the textbox, it is centered and placed directly below the top box line (or top blank line if the box line is absent). A blank line is inserted between the caption and the actual content of the box. </text:p>
        </text:list-item>
        <text:list-item>
          <text:p text:style-name="P20">All material inside a textbox is retained in braille. <text:a xlink:type="simple" xlink:href="../../Documents/NetBeansProjects/odt2braille/Odt2BrailleAddOn/doc/odt2braille-user-doc.html#Headings">Headings</text:a> are included in the <text:a xlink:type="simple" xlink:href="../../Documents/NetBeansProjects/odt2braille/Odt2BrailleAddOn/doc/odt2braille-user-doc.html#Table-of-Contents">table of contents</text:a> . </text:p>
        </text:list-item>
      </text:list>
      <text:h text:style-name="Heading_20_3" text:outline-level="3"><text:bookmark text:name="Images"/>1.6 Images</text:h>
      <text:h text:style-name="Heading_20_4" text:outline-level="4">OpenOffice.org</text:h>
      <text:list xml:id="list39134605" text:style-name="L11">
        <text:list-item>
          <text:p text:style-name="P55">In OpenOffice.org, images can be inserted by choosing [<text:span text:style-name="Emphasis">Insert &gt; Picture &gt; From File</text:span>]. Options can be modified later in [<text:span text:style-name="Emphasis">Format &gt; Picture</text:span>]. Like <text:a xlink:type="simple" xlink:href="../../Documents/NetBeansProjects/odt2braille/Odt2BrailleAddOn/doc/odt2braille-user-doc.html#Textboxes">textboxes</text:a> , an image can be anchored as a character or to a page, paragraph, character, or frame. </text:p>
        </text:list-item>
        <text:list-item>
          <text:p text:style-name="P21">To add a <text:a xlink:type="simple" xlink:href="../../Documents/NetBeansProjects/odt2braille/Odt2BrailleAddOn/doc/odt2braille-user-doc.html#Captions">caption</text:a> to the image, select the image and choose [<text:span text:style-name="Emphasis">Insert &gt; Caption</text:span>]. In order for a caption to be correctly linked to the image by odt2braille, one of the following must be true: </text:p>
          <text:list>
            <text:list-item>
              <text:p text:style-name="P55">The image is anchored to a caption. </text:p>
            </text:list-item>
            <text:list-item>
              <text:p text:style-name="P21">The paragraph immediately following the object the image is anchored to is a caption, and no other frame (i.e. <text:a xlink:type="simple" xlink:href="../../Documents/NetBeansProjects/odt2braille/Odt2BrailleAddOn/doc/odt2braille-user-doc.html#Textboxes">textbox</text:a> or image) is anchored to it. </text:p>
            </text:list-item>
          </text:list>
        </text:list-item>
        <text:list-item>
          <text:p text:style-name="P21">For each image, a title and/or description can be provided in [<text:span text:style-name="Emphasis">Format &gt; Object &gt; Description</text:span>]. Alternatively, the title can be set with the <text:span text:style-name="Emphasis">Alternative (Text only)</text:span> field in [<text:span text:style-name="Emphasis">Format &gt; Picture &gt; Options</text:span>]. </text:p>
          <text:p text:style-name="P79"><text:span text:style-name="T1">Tip:</text:span> The image description should be as brief and concise as possible. </text:p>
        </text:list-item>
      </text:list>
      <text:h text:style-name="Heading_20_4" text:outline-level="4">Braille</text:h>
      <text:list xml:id="list39131325" text:style-name="L12">
        <text:list-item>
          <text:p text:style-name="P22">In braille, images are replaced by a <text:a xlink:type="simple" xlink:href="../../Documents/NetBeansProjects/odt2braille/Odt2BrailleAddOn/doc/odt2braille-user-doc.html#Transcriber_0027s-Notes">transcriber's note</text:a> , which includes </text:p>
          <text:list>
            <text:list-item>
              <text:p text:style-name="P56">The image <text:a xlink:type="simple" xlink:href="../../Documents/NetBeansProjects/odt2braille/Odt2BrailleAddOn/doc/odt2braille-user-doc.html#Captions">caption</text:a> (if one is correctly linked to the image). </text:p>
            </text:list-item>
            <text:list-item>
              <text:p text:style-name="P56">A note saying that the image is not reproduced in braille. </text:p>
            </text:list-item>
            <text:list-item>
              <text:p text:style-name="P56">The image title (if one is defined). </text:p>
            </text:list-item>
            <text:list-item>
              <text:p text:style-name="P22">An alternative desciption (if one is defined). </text:p>
            </text:list-item>
          </text:list>
          <text:p text:style-name="P22">A note is included on the <text:a xlink:type="simple" xlink:href="../../Documents/NetBeansProjects/odt2braille/Odt2BrailleAddOn/doc/odt2braille-user-doc.html#Transcriber_0027s-Notes">transcriber's notes pages</text:a> of the relevant volumes, stating that the document contains images that are not reproduced in braille. </text:p>
        </text:list-item>
        <text:list-item>
          <text:p text:style-name="P56">If images are anchored as a character or to a paragraph or character, they are rendered in braille after completion of the paragraph or heading that contains the anchor. </text:p>
        </text:list-item>
        <text:list-item>
          <text:p text:style-name="P56">If images are anchored to a <text:a xlink:type="simple" xlink:href="../../Documents/NetBeansProjects/odt2braille/Odt2BrailleAddOn/doc/odt2braille-user-doc.html#Textboxes">textbox</text:a> , they are rendered inside this textbox, before any other material it contains. </text:p>
        </text:list-item>
        <text:list-item>
          <text:p text:style-name="P56">Images are omitted in braille if they are anchored to a page. </text:p>
        </text:list-item>
        <text:list-item>
          <text:p text:style-name="P56">Images that are anchored to a <text:a xlink:type="simple" xlink:href="../../Documents/NetBeansProjects/odt2braille/Odt2BrailleAddOn/doc/odt2braille-user-doc.html#Lists">listitem</text:a> are rendered only after completion of the entire list. </text:p>
        </text:list-item>
        <text:list-item>
          <text:p text:style-name="P56">Images that are anchored to a <text:a xlink:type="simple" xlink:href="../../Documents/NetBeansProjects/odt2braille/Odt2BrailleAddOn/doc/odt2braille-user-doc.html#Tables">table cell</text:a> are rendered only after completion of the entire table. </text:p>
        </text:list-item>
        <text:list-item>
          <text:p text:style-name="P22">Images that are anchored to a <text:a xlink:type="simple" xlink:href="../../Documents/NetBeansProjects/odt2braille/Odt2BrailleAddOn/doc/odt2braille-user-doc.html#Notes">note</text:a> are replaced by a double dash (braille dots 36-36-36-36), indicating the omission. </text:p>
        </text:list-item>
      </text:list>
      <text:h text:style-name="Heading_20_3" text:outline-level="3"><text:bookmark text:name="Captions"/><text:soft-page-break/>1.7 Captions</text:h>
      <text:h text:style-name="Heading_20_4" text:outline-level="4">OpenOffice.org</text:h>
      <text:list xml:id="list39130776" text:style-name="L13">
        <text:list-item>
          <text:p text:style-name="P23">To add a caption to an object in OpenOffice.org, select this object and choose [<text:span text:style-name="Emphasis">Insert &gt; Caption</text:span>]. Odt2braille treats all text elements, with the exception of <text:a xlink:type="simple" xlink:href="../../Documents/NetBeansProjects/odt2braille/Odt2BrailleAddOn/doc/odt2braille-user-doc.html#Headings">headings</text:a> , that have their paragraph style [<text:span text:style-name="Emphasis">Format &gt; Styles and Formatting &gt; Paragraph Styles</text:span>] set to </text:p>
          <text:list>
            <text:list-item>
              <text:p text:style-name="P57"><text:span text:style-name="Emphasis">Caption</text:span>, </text:p>
            </text:list-item>
            <text:list-item>
              <text:p text:style-name="P57"><text:span text:style-name="Emphasis">Table</text:span>, </text:p>
            </text:list-item>
            <text:list-item>
              <text:p text:style-name="P57"><text:span text:style-name="Emphasis">Drawing</text:span>, </text:p>
            </text:list-item>
            <text:list-item>
              <text:p text:style-name="P57"><text:span text:style-name="Emphasis">Illustration</text:span> or </text:p>
            </text:list-item>
            <text:list-item>
              <text:p text:style-name="P23"><text:span text:style-name="Emphasis">Text</text:span> </text:p>
            </text:list-item>
          </text:list>
          <text:p text:style-name="P23">as captions. You can also add your own caption style by right-clicking on one of the above styles and choosing <text:span text:style-name="Emphasis">New</text:span>. </text:p>
        </text:list-item>
      </text:list>
      <text:h text:style-name="Heading_20_4" text:outline-level="4">Braille</text:h>
      <text:list xml:id="list39143739" text:style-name="L14">
        <text:list-item>
          <text:p text:style-name="P58">A caption is only rendered in braille if odt2braille links the caption to an object. Captions can be linked to <text:a xlink:type="simple" xlink:href="../../Documents/NetBeansProjects/odt2braille/Odt2BrailleAddOn/doc/odt2braille-user-doc.html#Tables">tables</text:a> , <text:a xlink:type="simple" xlink:href="../../Documents/NetBeansProjects/odt2braille/Odt2BrailleAddOn/doc/odt2braille-user-doc.html#Textboxes">textboxes</text:a> or <text:a xlink:type="simple" xlink:href="../../Documents/NetBeansProjects/odt2braille/Odt2BrailleAddOn/doc/odt2braille-user-doc.html#Images">images</text:a> . For more details on the linking of captions to objects, see the appropriate sections. </text:p>
        </text:list-item>
        <text:list-item>
          <text:p text:style-name="P58">Table captions and textbox sections are centered and placed directly below the top table/textbox line (or top blank line if the table/textbox line is absent). A blank line is inserted between the caption and the actual table/textbox content. Image captions are contained in the transcriber's note that represents the image. </text:p>
        </text:list-item>
        <text:list-item>
          <text:p text:style-name="P24">Footnotes in captions: see <text:a xlink:type="simple" xlink:href="../../Documents/NetBeansProjects/odt2braille/Odt2BrailleAddOn/doc/odt2braille-user-doc.html#Notes">Notes</text:a>. </text:p>
        </text:list-item>
      </text:list>
      <text:h text:style-name="Heading_20_3" text:outline-level="3"><text:bookmark text:name="Notes"/>1.8 Notes</text:h>
      <text:h text:style-name="Heading_20_4" text:outline-level="4">OpenOffice.org</text:h>
      <text:list xml:id="list39114093" text:style-name="L15">
        <text:list-item>
          <text:p text:style-name="P25">To insert a note in an OpenOffice.org document, put the cursor where you want the note reference marker to appear, then select [<text:span text:style-name="Emphasis">Insert &gt; Footnote/Endnote</text:span>]. Footnotes are displayed at the bottom of the page containing their corresponding reference. By default, endnotes are collected at the end of the entire document. To collect endnotes at the end of the OpenOffice.org <text:span text:style-name="Emphasis">section</text:span> that contains the note reference, choose [<text:span text:style-name="Emphasis">Format &gt; Sections</text:span>], select a section, choose [<text:span text:style-name="Emphasis">Options &gt; Footnotes/Endnotes</text:span>] and check the option <text:span text:style-name="Emphasis">Collect at end of section</text:span>. Sections can be inserted by choosing [<text:span text:style-name="Emphasis">Insert &gt; Section</text:span>]. </text:p>
        </text:list-item>
      </text:list>
      <text:h text:style-name="Heading_20_4" text:outline-level="4">Braille</text:h>
      <text:list xml:id="list39127678" text:style-name="L16">
        <text:list-item>
          <text:p text:style-name="P59">In braille, note references are preceded by the unspaced <text:span text:style-name="Emphasis">reference indicator</text:span> (braille dots 35-35), and are separated from surrounding text by at least one blank cell. </text:p>
        </text:list-item>
        <text:list-item>
          <text:p text:style-name="P59">Footnotes and endnotes are always preceded by their corresponding reference. No blank lines are left before, after or between notes. </text:p>
        </text:list-item>
        <text:list-item>
          <text:p text:style-name="P59">Only regular text is retained inside a note, all other elements are dropped. If the note contains multiple OpenOffice.org paragraphs, these are first serialized. Every omission of an element is indicated by a double dash (braille dots 36-36-36-36) at the element's original location. </text:p>
        </text:list-item>
        <text:list-item>
          <text:p text:style-name="P59">Footnotes begin in cell 7, runovers begin in cell 5. Footnotes in <text:a xlink:type="simple" xlink:href="../../Documents/NetBeansProjects/odt2braille/Odt2BrailleAddOn/doc/odt2braille-user-doc.html#Paragraphs">paragraphs</text:a> , <text:a xlink:type="simple" xlink:href="../../Documents/NetBeansProjects/odt2braille/Odt2BrailleAddOn/doc/odt2braille-user-doc.html#Headings">headings</text:a> , <text:soft-page-break/><text:a xlink:type="simple" xlink:href="../../Documents/NetBeansProjects/odt2braille/Odt2BrailleAddOn/doc/odt2braille-user-doc.html#Captions">captions</text:a> and <text:a xlink:type="simple" xlink:href="../../Documents/NetBeansProjects/odt2braille/Odt2BrailleAddOn/doc/odt2braille-user-doc.html#Lists">listitems</text:a> are rendered immediately below the paragraph, heading, caption or listitem. Footnotes in <text:a xlink:type="simple" xlink:href="../../Documents/NetBeansProjects/odt2braille/Odt2BrailleAddOn/doc/odt2braille-user-doc.html#Tables">tables</text:a> are are collected beneath the table body, but above the bottom table line (or bottom blank line if the table line is absent). </text:p>
        </text:list-item>
        <text:list-item>
          <text:p text:style-name="P26">Endnotes are collected in <text:span text:style-name="Emphasis">note sections</text:span>. Each note section begins on a new page. The fully capitalized heading ("<text:span text:style-name="User_20_Entry">NOTES</text:span>") is centered at the top of the page and followed by a blank line. This heading is not included in the <text:a xlink:type="simple" xlink:href="../../Documents/NetBeansProjects/odt2braille/Odt2BrailleAddOn/doc/odt2braille-user-doc.html#Table-of-Contents">table of contents</text:a> . Then the endnotes are listed, ordered by their appearance in print. Each endnote begins in cell 1, runovers begin in cell 3. When the note section is complete, subsequent text is resumed on a new page. Note sections can appear at various places in the braille document: </text:p>
          <text:list>
            <text:list-item>
              <text:p text:style-name="P59">If an endnote reference is contained in an OpenOffice.org section with its <text:span text:style-name="Emphasis">Collect at end of section</text:span> option checked, the note is brailled accordingly at the end of that section. </text:p>
            </text:list-item>
            <text:list-item>
              <text:p text:style-name="P59">Else, if an endnote reference is placed on the <text:a xlink:type="simple" xlink:href="../../Documents/NetBeansProjects/odt2braille/Odt2BrailleAddOn/doc/odt2braille-user-doc.html#Preliminary-Pages">preliminary pages</text:a> , the corresponding note is rendered at the end of the preliminary section. </text:p>
            </text:list-item>
            <text:list-item>
              <text:p text:style-name="P26">All remaining endnotes of a <text:a xlink:type="simple" xlink:href="../../Documents/NetBeansProjects/odt2braille/Odt2BrailleAddOn/doc/odt2braille-user-doc.html#Volume-Management">volume</text:a> are collected at the very end of that volume. </text:p>
            </text:list-item>
          </text:list>
        </text:list-item>
      </text:list>
      <text:h text:style-name="Heading_20_3" text:outline-level="3"><text:bookmark text:name="Special-Typeface"/>1.9 Special Typeface</text:h>
      <text:h text:style-name="Heading_20_4" text:outline-level="4">OpenOffice.org</text:h>
      <text:list xml:id="list39144587" text:style-name="L17">
        <text:list-item>
          <text:p text:style-name="P60">In OpenOffice.org, you can apply many formats to characters using the buttons on the <text:span text:style-name="Emphasis">Formatting</text:span> toolbar [<text:span text:style-name="Emphasis">View &gt; Toolbars &gt; Formatting</text:span>]. The relevant buttons for odt2braille are <text:span text:style-name="Emphasis">Bold</text:span> and <text:span text:style-name="Emphasis">Italic</text:span>. Text can also be formatted in [<text:span text:style-name="Emphasis">Format &gt; Character &gt; Font</text:span>] or by applying a character style [<text:span text:style-name="Emphasis">Format &gt; Styles and Formatting &gt; Character Styles</text:span>]. </text:p>
        </text:list-item>
        <text:list-item>
          <text:p text:style-name="P27">Text that has an <text:span text:style-name="Emphasis">Emphasis</text:span> or <text:span text:style-name="Emphasis">Strong Emphasis</text:span> character style, is <text:span text:style-name="Emphasis">always</text:span> treated by odt2braille as italicized or boldfaced, no matter how the text is actually formatted in print. This also applies to styles derived from <text:span text:style-name="Emphasis">Emphasis</text:span> or <text:span text:style-name="Emphasis">Strong Emphasis</text:span> (you can create your own character style derived from another by right-clicking the main style and choosing <text:span text:style-name="Emphasis">New</text:span>). </text:p>
        </text:list-item>
      </text:list>
      <text:h text:style-name="Heading_20_4" text:outline-level="4">Braille</text:h>
      <text:list xml:id="list39114777" text:style-name="L18">
        <text:list-item>
          <text:p text:style-name="P61">In braille, a single italic word is prefixed by the unspaced <text:span text:style-name="Emphasis">italic sign</text:span> (braille dots 46). If more than three consecutive words are italicized, the first word is preceded by the <text:span text:style-name="Emphasis">double italic sign</text:span> (braille dots 46-46), and the last word by the single italic sign. </text:p>
        </text:list-item>
        <text:list-item>
          <text:p text:style-name="P61">@TODO: parts of words italized </text:p>
        </text:list-item>
        <text:list-item>
          <text:p text:style-name="P61">A single bold word is prefixed by the unspaced <text:span text:style-name="Emphasis">bold sign</text:span> (braille dots 456). If more than three consecutive words are boldfaced, the first word is preceded by the <text:span text:style-name="Emphasis">double bold sign</text:span> (braille dots 456-456), and the last word by the single bold sign. </text:p>
        </text:list-item>
        <text:list-item>
          <text:p text:style-name="P61">@TODO: parts of words boldfaced </text:p>
        </text:list-item>
        <text:list-item>
          <text:p text:style-name="P61">Other special typefaces like <text:span text:style-name="Emphasis">underline</text:span>, <text:span text:style-name="Emphasis">small caps</text:span>, etc. are not indicated in braille. </text:p>
        </text:list-item>
        <text:list-item>
          <text:p text:style-name="P61">All special typeface in <text:a xlink:type="simple" xlink:href="../../Documents/NetBeansProjects/odt2braille/Odt2BrailleAddOn/doc/odt2braille-user-doc.html#Headings">headings</text:a> is ignored in braille. </text:p>
        </text:list-item>
        <text:list-item>
          <text:p text:style-name="P28">In other <text:a xlink:type="simple" xlink:href="../../Documents/NetBeansProjects/odt2braille/Odt2BrailleAddOn/doc/odt2braille-user-doc.html#Languages">languages</text:a> , other rules for indicating special typeface might apply. </text:p>
        </text:list-item>
      </text:list>
      <text:h text:style-name="Heading_20_3" text:outline-level="3"><text:bookmark text:name="Languages"/><text:soft-page-break/>1.10 Languages</text:h>
      <text:h text:style-name="Heading_20_4" text:outline-level="4">OpenOffice.org</text:h>
      <text:list xml:id="list39133186" text:style-name="L19">
        <text:list-item>
          <text:p text:style-name="P62">OpenOffice.org allows you to write documents in various languages or mix multiple languages within the same document. You can set the language for the whole document, individual paragraphs, or even individual words and characters. The language tools can be found in [<text:span text:style-name="Emphasis">Tools &gt; Languages</text:span>]. </text:p>
        </text:list-item>
        <text:list-item>
          <text:p text:style-name="P62">Languages can be associated with <text:span text:style-name="Emphasis">braille translation tables</text:span> in [<text:span text:style-name="Emphasis">Braille &gt; Settings</text:span>]. The translation table for the whole document can be set with the <text:a xlink:type="simple" xlink:href="../../Documents/NetBeansProjects/odt2braille/Odt2BrailleAddOn/doc/odt2braille-user-doc.html#Main-language"><text:span text:style-name="Emphasis">main language</text:span></text:a> option on the <text:a xlink:type="simple" xlink:href="../../Documents/NetBeansProjects/odt2braille/Odt2BrailleAddOn/doc/odt2braille-user-doc.html#General-Settings"><text:span text:style-name="Emphasis">General Settings</text:span></text:a><text:span text:style-name="Emphasis"> </text:span>tab. A <text:a xlink:type="simple" xlink:href="../../Documents/NetBeansProjects/odt2braille/Odt2BrailleAddOn/doc/odt2braille-user-doc.html#Main-contraction-level"><text:span text:style-name="Emphasis">contraction level</text:span></text:a> can also be chosen. If the document contains multiple languages, the <text:a xlink:type="simple" xlink:href="../../Documents/NetBeansProjects/odt2braille/Odt2BrailleAddOn/doc/odt2braille-user-doc.html#Language-Settings"><text:span text:style-name="Emphasis">Language Settings</text:span></text:a><text:span text:style-name="Emphasis"> </text:span>tab becomes active. Here, each language can be linked to a translation table and contraction level. </text:p>
        </text:list-item>
        <text:list-item>
          <text:p text:style-name="P29">Translation tables are available for all West-European languages, Modern Hebrew, some Asian languages and even some minority languages like Gaelic and Esperanto. </text:p>
        </text:list-item>
      </text:list>
      <text:h text:style-name="Heading_20_3" text:outline-level="3"><text:bookmark text:name="Page-Numbering"/>1.11 Page Numbering</text:h>
      <text:h text:style-name="Heading_20_4" text:outline-level="4">OpenOffice.org</text:h>
      <text:list xml:id="list39135614" text:style-name="L20">
        <text:list-item>
          <text:p text:style-name="P63">To add a page number, put the cursor where you want the number to appear, then select [<text:span text:style-name="Emphasis">Insert &gt; Fields &gt; Page Number</text:span>]. If you want to number all your pages automatically, insert a page number in the page header [<text:span text:style-name="Emphasis">Insert &gt; Header &gt; Default</text:span>] or page footer [<text:span text:style-name="Emphasis">Insert &gt; Footer &gt; Default</text:span>]. </text:p>
        </text:list-item>
        <text:list-item>
          <text:p text:style-name="P30">Odt2braille will only proces the page number it encounters <text:span text:style-name="Emphasis">first</text:span> in a header or footer (in that order). </text:p>
        </text:list-item>
      </text:list>
      <text:h text:style-name="Heading_20_4" text:outline-level="4">Braille</text:h>
      <text:list xml:id="list39143068" text:style-name="L21">
        <text:list-item>
          <text:p text:style-name="P64">In braille, a number is displayed in the top right corner of each braille page (except <text:a xlink:type="simple" xlink:href="../../Documents/NetBeansProjects/odt2braille/Odt2BrailleAddOn/doc/odt2braille-user-doc.html#Preliminary-Pages">preliminary pages</text:a> ), with no fewer than three blank cells left between the text and the number. If a new print page begins at the top of a braille page, the print page number of that page is put in the top right corner. If material on a print page cannot be contained on a single braille page and must be continued on one or more pages, the same print page number is placed in the top right corner of each of these pages. The number is prefixed by the unspaced letter <text:span text:style-name="Emphasis">a</text:span> (brailled without the letter indicator) for the first continued page, the letter <text:span text:style-name="Emphasis">b</text:span> for the second, etc. </text:p>
        </text:list-item>
        <text:list-item>
          <text:p text:style-name="P64">If a new print page begins <text:span text:style-name="Emphasis">within</text:span> a braille page, the new print page number is placed at the right margin. The <text:span text:style-name="Emphasis">page change indicator</text:span>, a line of unspaced braille dots 36, is placed on the same braille line starting at the left margin, and no space is left between this indicator and the first symbol of the page number. </text:p>
        </text:list-item>
        <text:list-item>
          <text:p text:style-name="P64">If you don't want print page numbers or page change indicators to appear in the braille document, you can uncheck the <text:a xlink:type="simple" xlink:href="../../Documents/NetBeansProjects/odt2braille/Odt2BrailleAddOn/doc/odt2braille-user-doc.html#Include-print-page-numbers"><text:span text:style-name="Emphasis">Include print page numbers</text:span></text:a> option in [<text:span text:style-name="Emphasis">Braille &gt; Settings &gt; General</text:span>]. </text:p>
        </text:list-item>
        <text:list-item>
          <text:p text:style-name="P31">Also, a braille page number is displayed in the bottom right corner of each braille page, again with no fewer than three blank cells left between the text and the number. Every <text:a xlink:type="simple" xlink:href="../../Documents/NetBeansProjects/odt2braille/Odt2BrailleAddOn/doc/odt2braille-user-doc.html#Volume-Management">volume</text:a> or <text:a xlink:type="simple" xlink:href="../../Documents/NetBeansProjects/odt2braille/Odt2BrailleAddOn/doc/odt2braille-user-doc.html#Volume-Management">supplement</text:a> is numbered individually, starting with an arabic 1. Preliminary page numbers are prefixed by the unspaced letter <text:span text:style-name="Emphasis">p</text:span>, brailled without the letter indicator. Subsequent pages are again numbered starting with 1, without any prefix. </text:p>
        </text:list-item>
      </text:list>
      <text:h text:style-name="Heading_20_3" text:outline-level="3"><text:bookmark text:name="Preliminary-Pages"/><text:soft-page-break/>1.12 Preliminary Pages</text:h>
      <text:p text:style-name="Text_20_body">Preliminary pages are those pages that precede the actual text of the document. These can include for example a title page, a special symbols page, a transcriber's note page, cover material, about the author, a dedication, acknowledgements, an abstract, a table of contents, author's notes, a preface, a foreword, an introduction or a prologue, etc. </text:p>
      <text:h text:style-name="Heading_20_4" text:outline-level="4">OpenOffice.org</text:h>
      <text:list xml:id="list39119619" text:style-name="L22">
        <text:list-item>
          <text:p text:style-name="P65">Which content is included in the preliminary section and the order of items is totally up to the transcriber. All preliminary content must be placed inside a level 1 section (not nested in another section) named <text:span text:style-name="User_20_Entry">PreliminaryPages</text:span>. In OpenOffice.org, sections can be inserted by choosing [<text:span text:style-name="Emphasis">Insert &gt; Section</text:span>]. An overview of all sections the document contains and there level is provided by the navigator [<text:span text:style-name="Emphasis">View &gt; Navigator</text:span>]. </text:p>
        </text:list-item>
        <text:list-item>
          <text:p text:style-name="P65">If a preliminary section has been defined, the transcriber has the option to include <text:a xlink:type="simple" xlink:href="../../Documents/NetBeansProjects/odt2braille/Odt2BrailleAddOn/doc/odt2braille-user-doc.html#Include-list-of-special-symbols"><text:span text:style-name="Emphasis">a list of special symbols</text:span></text:a> , <text:a xlink:type="simple" xlink:href="../../Documents/NetBeansProjects/odt2braille/Odt2BrailleAddOn/doc/odt2braille-user-doc.html#Include-transcriber_0027s-note-page"><text:span text:style-name="Emphasis">a transcriber's note page</text:span></text:a> and <text:a xlink:type="simple" xlink:href="../../Documents/NetBeansProjects/odt2braille/Odt2BrailleAddOn/doc/odt2braille-user-doc.html#Include-table-of-contents"><text:span text:style-name="Emphasis">a table of contents</text:span></text:a> . These options can be found in [<text:span text:style-name="Emphasis">Braille &gt; Settings &gt; General</text:span>]. </text:p>
        </text:list-item>
        <text:list-item>
          <text:p text:style-name="P65">Another option found in [<text:span text:style-name="Emphasis">Braille &gt; Settings &gt; General</text:span>] is to <text:a xlink:type="simple" xlink:href="../../Documents/NetBeansProjects/odt2braille/Odt2BrailleAddOn/doc/odt2braille-user-doc.html#Create-preliminary-volume"><text:span text:style-name="Emphasis">create a preliminary volume</text:span></text:a> . This option should be checked if more than 80-90 braille pages are required for the preliminary pages in the first volume to include all items (see <text:a xlink:type="simple" xlink:href="../../Documents/NetBeansProjects/odt2braille/Odt2BrailleAddOn/doc/odt2braille-user-doc.html#Volume-Management">Volume Management</text:a>). </text:p>
        </text:list-item>
        <text:list-item>
          <text:p text:style-name="P32">All content before the <text:span text:style-name="User_20_Entry">PreliminaryPages</text:span> section will be ignored by odt2braille. </text:p>
        </text:list-item>
      </text:list>
      <text:h text:style-name="Heading_20_4" text:outline-level="4">Braille</text:h>
      <text:list xml:id="list39113016" text:style-name="L23">
        <text:list-item>
          <text:p text:style-name="P66">If a preliminary section has been defined in OpenOffice.org, every <text:a xlink:type="simple" xlink:href="../../Documents/NetBeansProjects/odt2braille/Odt2BrailleAddOn/doc/odt2braille-user-doc.html#Volume-Management">braille volume</text:a> or supplement will be preceded by a number of preliminary pages. </text:p>
        </text:list-item>
        <text:list-item>
          <text:p text:style-name="P66">Some pages (i.e. the <text:a xlink:type="simple" xlink:href="../../Documents/NetBeansProjects/odt2braille/Odt2BrailleAddOn/doc/odt2braille-user-doc.html#Title-Page">title page</text:a> , the <text:a xlink:type="simple" xlink:href="../../Documents/NetBeansProjects/odt2braille/Odt2BrailleAddOn/doc/odt2braille-user-doc.html#List-of-Special-Symbols">special symbols page</text:a> , the <text:a xlink:type="simple" xlink:href="../../Documents/NetBeansProjects/odt2braille/Odt2BrailleAddOn/doc/odt2braille-user-doc.html#Transcriber_0027s-Notes">transcriber's notes page</text:a> and the <text:a xlink:type="simple" xlink:href="../../Documents/NetBeansProjects/odt2braille/Odt2BrailleAddOn/doc/odt2braille-user-doc.html#Table-of-Contents">table of contents</text:a> ) are repeated in every braille volume. However, their content is different for each volume. All other pages only appear in the <text:span text:style-name="Emphasis">extended</text:span> preliminary pages. These are either included in the <text:span text:style-name="Emphasis">preliminary volume</text:span> (if present) or in volume 1. </text:p>
        </text:list-item>
        <text:list-item>
          <text:p text:style-name="P66">The print order of items is completely adapted in braille. The special symbols page, transcriber's notes page and table of contents are placed (in that order) at the very end of the preliminary pages, before any possible <text:a xlink:type="simple" xlink:href="../../Documents/NetBeansProjects/odt2braille/Odt2BrailleAddOn/doc/odt2braille-user-doc.html#Notes">note sections</text:a> . </text:p>
        </text:list-item>
        <text:list-item>
          <text:p text:style-name="P66">Preliminary pages are distinguished from normal pages by a different <text:a xlink:type="simple" xlink:href="../../Documents/NetBeansProjects/odt2braille/Odt2BrailleAddOn/doc/odt2braille-user-doc.html#Page-Numbering">page numbering</text:a> . </text:p>
        </text:list-item>
        <text:list-item>
          <text:p text:style-name="P33">The actual volume body that follows the preliminary section always starts on a new right-hand braille page. </text:p>
        </text:list-item>
      </text:list>
      <text:h text:style-name="Heading_20_3" text:outline-level="3"><text:bookmark text:name="Volume-Management"/>1.13 Volume Management</text:h>
      <text:p text:style-name="Text_20_body">Often, because documents are too long to be bound in one single braille book, they are arranged in <text:span text:style-name="Emphasis">volumes</text:span>. </text:p>
      <text:p text:style-name="Quotations"><text:span text:style-name="T1">Tip:</text:span> Typically a volume should have around 80-90 one-sided pages (the page count includes all pages, including the preliminary pages). Ideally, the next volume starts at a logical place, such as the beginning of a new chapter. As a guideline, there should not be a difference of more than 15 pages between two volumes. </text:p>
      <text:p text:style-name="Text_20_body">Also, appendixes, glossaries, indexes, <text:a xlink:type="simple" xlink:href="../../Documents/NetBeansProjects/odt2braille/Odt2BrailleAddOn/doc/odt2braille-user-doc.html#Bibliographies">bibliographies</text:a> etc. are often more useful when bound in separate <text:span text:style-name="Emphasis">supplementary</text:span> volumes (<text:span text:style-name="Emphasis">supplements</text:span>). Finally, the <text:a xlink:type="simple" xlink:href="../../Documents/NetBeansProjects/odt2braille/Odt2BrailleAddOn/doc/odt2braille-user-doc.html#Preliminary-Pages">extended preliminary pages</text:a> (i.e. with all preliminary content included) are sometimes bound in a separate <text:span text:style-name="Emphasis">preliminary</text:span> volume, when the first volume would otherwise become to long. </text:p>
      <text:h text:style-name="Heading_20_4" text:outline-level="4"><text:soft-page-break/>OpenOffice.org</text:h>
      <text:list xml:id="list39129163" text:style-name="L24">
        <text:list-item>
          <text:p text:style-name="P67">OpenOffice.org, by default, puts the entire document in one single volume. </text:p>
        </text:list-item>
        <text:list-item>
          <text:p text:style-name="P67">To create a volume manually, insert a level 1 section [<text:span text:style-name="Emphasis">Insert &gt; Section</text:span>] and name it <text:span text:style-name="User_20_Entry">Volume1</text:span>, <text:span text:style-name="User_20_Entry">Volume2</text:span>, etc. It is important to arrange volumes in this order, otherwise they will not be accepted. </text:p>
        </text:list-item>
        <text:list-item>
          <text:p text:style-name="P67">A supplementary volume can be created by inserting a section named <text:span text:style-name="User_20_Entry">Supplement1</text:span>, <text:span text:style-name="User_20_Entry">Supplement2</text:span>, etc. Make sure you put supplementy volumes after the last regular volume and in the right order, otherwise they will not be accepted. </text:p>
        </text:list-item>
        <text:list-item>
          <text:p text:style-name="P67">If no regular volumes have been defined manually, everything between the <text:a xlink:type="simple" xlink:href="../../Documents/NetBeansProjects/odt2braille/Odt2BrailleAddOn/doc/odt2braille-user-doc.html#Preliminary-Pages">preliminary pages</text:a> (or beginning of the document) and supplement 1 (or end of the document) is equal to volume 1. </text:p>
        </text:list-item>
        <text:list-item>
          <text:p text:style-name="P34">If a preliminary section is present, a preliminary volume can be created by checking the <text:a xlink:type="simple" xlink:href="../../Documents/NetBeansProjects/odt2braille/Odt2BrailleAddOn/doc/odt2braille-user-doc.html#Create-preliminary-volume"><text:span text:style-name="Emphasis">Create preliminary volume</text:span></text:a> option in [<text:span text:style-name="Emphasis">Braille &gt; Settings &gt; General</text:span>]. </text:p>
        </text:list-item>
      </text:list>
      <text:h text:style-name="Heading_20_4" text:outline-level="4">Braille</text:h>
      <text:list xml:id="list39123506" text:style-name="L25">
        <text:list-item>
          <text:p text:style-name="P68">In braille, every volume or supplement has its own preliminary section (if present in OpenOffice.org). Both the preliminary section and the volume body start on a new right-hand braille page. If a preliminary volume is created, it contains the <text:a xlink:type="simple" xlink:href="../../Documents/NetBeansProjects/odt2braille/Odt2BrailleAddOn/doc/odt2braille-user-doc.html#Preliminary-Pages">extended preliminary pages</text:a> , but no actual volume body. </text:p>
        </text:list-item>
        <text:list-item>
          <text:p text:style-name="P35">When a regular volume doesn't start with a heading, odt2braille automatically inserts a <text:a xlink:type="simple" xlink:href="../../Documents/NetBeansProjects/odt2braille/Odt2BrailleAddOn/doc/odt2braille-user-doc.html#Headings">continuation heading</text:a> : the closest preceding heading is repeated and suffixed with the string "<text:span text:style-name="User_20_Entry">(Cont.)</text:span>". </text:p>
        </text:list-item>
      </text:list>
      <text:h text:style-name="Heading_20_3" text:outline-level="3"><text:bookmark text:name="Title-Page"/>1.14 Title Page</text:h>
      <text:h text:style-name="Heading_20_4" text:outline-level="4">OpenOffice.org</text:h>
      <text:list xml:id="list39129751" text:style-name="L26">
        <text:list-item>
          <text:p text:style-name="P36">To create a title page, insert a section named <text:span text:style-name="User_20_Entry">TitlePage</text:span> [<text:span text:style-name="Emphasis">Insert &gt; Section</text:span>] (this does not have to be a level 1 section). The title page can be placed anywhere, but it is recommended to put it at the beginning of the document. If a <text:a xlink:type="simple" xlink:href="../../Documents/NetBeansProjects/odt2braille/Odt2BrailleAddOn/doc/odt2braille-user-doc.html#Preliminary-Pages">preliminary section</text:a> is present, place the title page inside of it, so that it is repeated in each volume. </text:p>
          <text:p text:style-name="P80"><text:span text:style-name="T1">Tip:</text:span> The title page should be the very first page. </text:p>
        </text:list-item>
        <text:list-item>
          <text:p text:style-name="P69">If a title page has been defined, the transcriber has the option to include a <text:a xlink:type="simple" xlink:href="../../Documents/NetBeansProjects/odt2braille/Odt2BrailleAddOn/doc/odt2braille-user-doc.html#Include-transcription-information"><text:span text:style-name="Emphasis">transcription information block</text:span></text:a> . Furthermore, if the title page is a preliminary page, a <text:a xlink:type="simple" xlink:href="../../Documents/NetBeansProjects/odt2braille/Odt2BrailleAddOn/doc/odt2braille-user-doc.html#Include-volume-information"><text:span text:style-name="Emphasis">volume information block</text:span></text:a> can be included as well. These options can be found in [<text:span text:style-name="Emphasis">Braille &gt; Settings &gt; General</text:span>]. The name of the transcriber is be set with the <text:a xlink:type="simple" xlink:href="../../Documents/NetBeansProjects/odt2braille/Odt2BrailleAddOn/doc/odt2braille-user-doc.html#Transcriber"><text:span text:style-name="Emphasis">Transcriber</text:span></text:a> field. </text:p>
        </text:list-item>
        <text:list-item>
          <text:p text:style-name="P36">You can add other blocks by simply inserting regular text: each <text:a xlink:type="simple" xlink:href="../../Documents/NetBeansProjects/odt2braille/Odt2BrailleAddOn/doc/odt2braille-user-doc.html#Paragraphs">OpenOffice.org paragraph</text:a> that is not a <text:a xlink:type="simple" xlink:href="../../Documents/NetBeansProjects/odt2braille/Odt2BrailleAddOn/doc/odt2braille-user-doc.html#Captions">caption</text:a> or a <text:a xlink:type="simple" xlink:href="../../Documents/NetBeansProjects/odt2braille/Odt2BrailleAddOn/doc/odt2braille-user-doc.html#Notes">note</text:a> is considered a block. To insert a <text:span text:style-name="Emphasis">linebreak</text:span> without breaking a block in two, use shift + enter (or [<text:span text:style-name="Emphasis">Insert &gt; Manual Break &gt; Line break</text:span>]) instead of enter. </text:p>
        </text:list-item>
      </text:list>
      <text:h text:style-name="Heading_20_4" text:outline-level="4">Braille</text:h>
      <text:list xml:id="list39134406" text:style-name="L27">
        <text:list-item>
          <text:p text:style-name="P70">In braille, all title page blocks are centered and preceded and followed by a blank line. Tables, lists and notes are rendered as usual. </text:p>
        </text:list-item>
        <text:list-item>
          <text:p text:style-name="P70">The print order of items on the title page is completely adapted in braille. The volume information block and transcription information blocks are placed (in that order) at the very <text:soft-page-break/>end of the title page. </text:p>
        </text:list-item>
        <text:list-item>
          <text:p text:style-name="P37">The volume information block contains the volume identification, the total number of volumes, the page range, etc. <text:line-break/>Examples: </text:p>
          <text:p text:style-name="P85"><text:s text:c="10"/><text:span text:style-name="Emphasis">In 9 volumes and 2 supplements</text:span></text:p>
          <text:p text:style-name="P85"><text:s text:c="10"/><text:span text:style-name="Emphasis">Volume 2</text:span></text:p>
          <text:p text:style-name="P85"><text:s text:c="10"/><text:span text:style-name="Emphasis">Braille pages p1-p16 and 1-72</text:span></text:p>
          <text:p text:style-name="P86"><text:s text:c="5"/></text:p>
          <text:p text:style-name="P85"><text:s text:c="10"/><text:span text:style-name="Emphasis">In 1 preliminary and 5 volumes</text:span></text:p>
          <text:p text:style-name="P85"><text:s text:c="10"/><text:span text:style-name="Emphasis">Preliminary volume</text:span></text:p>
          <text:p text:style-name="P85"><text:s text:c="10"/><text:span text:style-name="Emphasis">Braille pages p1-p81</text:span></text:p>
          <text:p text:style-name="P86"><text:s text:c="5"/></text:p>
        </text:list-item>
        <text:list-item>
          <text:p text:style-name="P37">The transcription information block contains the transcriber's name, the year of braille transcription, etc. <text:line-break/>Example: </text:p>
          <text:p text:style-name="P85"><text:s text:c="10"/><text:span text:style-name="Emphasis">Transcribed 2010 by Bert Frees with odt2braille</text:span></text:p>
          <text:p text:style-name="P86"><text:s text:c="5"/></text:p>
        </text:list-item>
      </text:list>
      <text:h text:style-name="Heading_20_3" text:outline-level="3"><text:bookmark text:name="List-of-Special-Symbols"/>1.15 List of Special Symbols</text:h>
      <text:h text:style-name="Heading_20_4" text:outline-level="4">OpenOffice.org</text:h>
      <text:list xml:id="list39125780" text:style-name="L28">
        <text:list-item>
          <text:p text:style-name="P38">If a preliminary section has been defined, the transcriber has the option to <text:a xlink:type="simple" xlink:href="../../Documents/NetBeansProjects/odt2braille/Odt2BrailleAddOn/doc/odt2braille-user-doc.html#Include-list-of-special-symbols"><text:span text:style-name="Emphasis">include a list of special symbols</text:span></text:a> in [<text:span text:style-name="Emphasis">Braille &gt; Settings &gt; General</text:span>]. The special symbols list heading can be modified in the field below. By default, it is set to "<text:span text:style-name="User_20_Entry">SPECIAL SYMBOLS USED IN THIS VOLUME</text:span>". </text:p>
          <text:p text:style-name="P81"><text:span text:style-name="T1">Tip:</text:span> The heading should be fully capitalized. </text:p>
        </text:list-item>
      </text:list>
      <text:h text:style-name="Heading_20_4" text:outline-level="4">Braille</text:h>
      <text:list xml:id="list39122128" text:style-name="L29">
        <text:list-item>
          <text:p text:style-name="P71">A special symbols list is included in the <text:a xlink:type="simple" xlink:href="../../Documents/NetBeansProjects/odt2braille/Odt2BrailleAddOn/doc/odt2braille-user-doc.html#Preliminary-Pages">preliminary pages</text:a> of each <text:a xlink:type="simple" xlink:href="../../Documents/NetBeansProjects/odt2braille/Odt2BrailleAddOn/doc/odt2braille-user-doc.html#Volume-Management">volume</text:a> . The actual content varies between volumes. The special symbols list begins on a new braille page. The heading is centered at the top of the page. It is not included in the <text:a xlink:type="simple" xlink:href="../../Documents/NetBeansProjects/odt2braille/Odt2BrailleAddOn/doc/odt2braille-user-doc.html#Table-of-Contents">table of contents</text:a> . </text:p>
        </text:list-item>
        <text:list-item>
          <text:p text:style-name="P39">After a blank line, the list follows. Each braille symbol begins in cell 1 and is followed, after one blank cell, by its identifying dot numbers, enclosed in parentheses, and its description. Runovers begin in cell 3. Only those symbols that are actually used in the current volume are listed. These are all possible symbols: </text:p>
          <text:list>
            <text:list-item>
              <text:p text:style-name="P71"><text:span text:style-name="User_20_Entry">(56) Letter indicator</text:span> , </text:p>
            </text:list-item>
            <text:list-item>
              <text:p text:style-name="P71"><text:span text:style-name="User_20_Entry">(3456) Number indicator</text:span> , </text:p>
            </text:list-item>
            <text:list-item>
              <text:p text:style-name="P71"><text:span text:style-name="User_20_Entry">(35, 35) Note reference indicator</text:span> , </text:p>
            </text:list-item>
            <text:list-item>
              <text:p text:style-name="P71"><text:span text:style-name="User_20_Entry">(6, 3) Transcriber's note indicator</text:span> , </text:p>
            </text:list-item>
            <text:list-item>
              <text:p text:style-name="P71"><text:span text:style-name="User_20_Entry">(46) Italic indicator</text:span> , </text:p>
            </text:list-item>
            <text:list-item>
              <text:p text:style-name="P71"><text:span text:style-name="User_20_Entry">(456) Boldface indicator</text:span> , </text:p>
            </text:list-item>
            <text:list-item>
              <text:p text:style-name="P71"><text:span text:style-name="User_20_Entry">(36, 36, 36, 36) Double dash indicating omission of a table, textbox or image</text:span> , and </text:p>
            </text:list-item>
            <text:list-item>
              <text:p text:style-name="P39"><text:soft-page-break/><text:span text:style-name="User_20_Entry">(5, 5, 5) Ellipsis indicating empty table cell</text:span> . </text:p>
            </text:list-item>
          </text:list>
          <text:p text:style-name="P39">The exact braille dots of some symbols can differ between <text:a xlink:type="simple" xlink:href="../../Documents/NetBeansProjects/odt2braille/Odt2BrailleAddOn/doc/odt2braille-user-doc.html#Languages">languages</text:a> . </text:p>
        </text:list-item>
        <text:list-item>
          <text:p text:style-name="P39">If no symbols are listed, the special symbols list is not displayed. </text:p>
        </text:list-item>
      </text:list>
      <text:h text:style-name="Heading_20_3" text:outline-level="3"><text:bookmark text:name="Transcriber_0027s-Notes"/>1.16 Transcriber's Notes</text:h>
      <text:p text:style-name="Text_20_body">A transcriber's note is a note that is added in the braille edition by the transcriber but not shown in the print text. Some notes are inserted between other items in the document body, some notes are displayed on a separate <text:span text:style-name="Emphasis">transcriber's note page</text:span> in the preliminary section. </text:p>
      <text:h text:style-name="Heading_20_4" text:outline-level="4">OpenOffice.org</text:h>
      <text:list xml:id="list39114783" text:style-name="L30">
        <text:list-item>
          <text:p text:style-name="P40">Transcriber's notes are automatically inserted by odt2braille. A user can only control whether or not a transcriber's note page is included in the preliminary pages, through the option <text:a xlink:type="simple" xlink:href="../../Documents/NetBeansProjects/odt2braille/Odt2BrailleAddOn/doc/odt2braille-user-doc.html#Include-transcriber_0027s-note-page"><text:span text:style-name="Emphasis">Include transcriber's note page</text:span></text:a> in [<text:span text:style-name="Emphasis">Braille &gt; Settings &gt; General</text:span>]. The transcriber's note page heading can be modified in the field below. By default, it is set to "<text:span text:style-name="User_20_Entry">TRANSCRIBER'S NOTES</text:span>". </text:p>
          <text:p text:style-name="P82"><text:span text:style-name="T1">Tip:</text:span> The heading should be fully capitalized. </text:p>
        </text:list-item>
      </text:list>
      <text:h text:style-name="Heading_20_4" text:outline-level="4">Braille</text:h>
      <text:list xml:id="list39135582" text:style-name="L31">
        <text:list-item>
          <text:p text:style-name="P72">Transcriber's notes that appear throughout the document are brailled in <text:span text:style-name="Emphasis">paragraph form</text:span>. A note consists of one or more <text:span text:style-name="Emphasis">note paragraphs</text:span>. Each note paragraph begins in cell 7, runovers begin in cell 5. No blank lines are left before, after or between note paragraphs. The complete note is preceded and followed by the unspaced <text:span text:style-name="Emphasis">transcriber's note indicator</text:span> (braille dots 6-3). </text:p>
        </text:list-item>
        <text:list-item>
          <text:p text:style-name="P41">The transcriber's note page begins on a new braille page. The heading is centered at the top of the page. It is not included in the <text:a xlink:type="simple" xlink:href="../../Documents/NetBeansProjects/odt2braille/Odt2BrailleAddOn/doc/odt2braille-user-doc.html#Table-of-Contents">table of contents</text:a> . After a blank line the notes are listed. Notes are brailled as indented <text:a xlink:type="simple" xlink:href="../../Documents/NetBeansProjects/odt2braille/Odt2BrailleAddOn/doc/odt2braille-user-doc.html#Paragraphs">paragraphs</text:a> </text:p>
          <text:p text:style-name="P41">(first line cell 3, runovers cell 1, no blank lines between notes). No <text:span text:style-name="Emphasis">transcriber's note indicators</text:span> are used. If the transcriber's note page doesn't contain any notes, it is not displayed. </text:p>
        </text:list-item>
      </text:list>
      <text:h text:style-name="Heading_20_3" text:outline-level="3"><text:bookmark text:name="Table-of-Contents"/>1.17 Table of Contents</text:h>
      <text:h text:style-name="Heading_20_4" text:outline-level="4">OpenOffice.org</text:h>
      <text:list xml:id="list39130638" text:style-name="L32">
        <text:list-item>
          <text:p text:style-name="P42">In OpenOffice, a table of contents can be added to the document by selecting [<text:span text:style-name="Emphasis">Insert &gt; Indexes and Tables &gt; Indexes and Tables</text:span>] and choosing <text:span text:style-name="Emphasis">Table of Contents</text:span> for <text:span text:style-name="Emphasis">Type</text:span>. However, these tables are not adopted in the braille version. Instead, odt2braille generates its own table of contents, and the user is given the option to <text:a xlink:type="simple" xlink:href="../../Documents/NetBeansProjects/odt2braille/Odt2BrailleAddOn/doc/odt2braille-user-doc.html#Include-table-of-contents"><text:span text:style-name="Emphasis">include this table of contents</text:span></text:a> </text:p>
          <text:p text:style-name="P42">in the preliminary pages of each volume. This option is found in [<text:span text:style-name="Emphasis">Braille &gt; Settings &gt; General</text:span>]. The table of contents heading can be modified in the field below. By default, it is set to "<text:span text:style-name="User_20_Entry">CONTENTS</text:span>". </text:p>
          <text:p text:style-name="P83"><text:span text:style-name="T1">Tip:</text:span> If a table of contents is present in print, include it in braille also. </text:p>
        </text:list-item>
      </text:list>
      <text:h text:style-name="Heading_20_4" text:outline-level="4"><text:soft-page-break/>Braille</text:h>
      <text:list xml:id="list391231751" text:style-name="L33">
        <text:list-item>
          <text:p text:style-name="P73">The table of contents is rendered at the very end of the <text:a xlink:type="simple" xlink:href="../../Documents/NetBeansProjects/odt2braille/Odt2BrailleAddOn/doc/odt2braille-user-doc.html#Preliminary-Pages">preliminary pages</text:a> , before any possible <text:a xlink:type="simple" xlink:href="../../Documents/NetBeansProjects/odt2braille/Odt2BrailleAddOn/doc/odt2braille-user-doc.html#Notes">note sections</text:a> . The table of content begins on a new braille page. The heading is centered at the top of the page and followed by a blank line. </text:p>
        </text:list-item>
        <text:list-item>
          <text:p text:style-name="P73">The actual content varies between volumes. On the <text:span text:style-name="Emphasis">extended</text:span> preliminary pages (either included in the <text:a xlink:type="simple" xlink:href="../../Documents/NetBeansProjects/odt2braille/Odt2BrailleAddOn/doc/odt2braille-user-doc.html#Volume-Management">preliminary volume</text:a> , if present, or in volume 1), the table of contents lists all headings in the entire document. Only headings in the <text:span text:style-name="Emphasis">body</text:span> of the document are included. In all other regular volumes, the table of contents is limited to headings in that particular volume. No table of contents is included in supplementary volumes. </text:p>
        </text:list-item>
        <text:list-item>
          <text:p text:style-name="P43">Each table line is composed of </text:p>
          <text:list>
            <text:list-item>
              <text:p text:style-name="P73">the heading, </text:p>
            </text:list-item>
            <text:list-item>
              <text:p text:style-name="P73">[the <text:a xlink:type="simple" xlink:href="../../Documents/NetBeansProjects/odt2braille/Odt2BrailleAddOn/doc/odt2braille-user-doc.html#Page-Numbering">print page number</text:a> , prefixed with the appropriate letter if the heading begins on a continued page]*, and </text:p>
            </text:list-item>
            <text:list-item>
              <text:p text:style-name="P43">the braille page number </text:p>
            </text:list-item>
          </text:list>
          <text:p text:style-name="P43">(* only if the <text:a xlink:type="simple" xlink:href="../../Documents/NetBeansProjects/odt2braille/Odt2BrailleAddOn/doc/odt2braille-user-doc.html#Include-print-page-numbers"><text:span text:style-name="Emphasis">Include print page numbers</text:span></text:a> option in [<text:span text:style-name="Emphasis">Braille &gt; Settings &gt; General</text:span>] is set). Level 1 headings begin in cell 1, runovers in cell 5. Level 2 headings begin in cell 3, runovers in cell 7. Level 3 headings begin in cell 5, runovers in cell 9. Headings with an outline level greater than 3 begin in cell 7, runovers in cell 11. The print and braille page numbers are placed to end at the right margin of the braille line on which the heading ends. If space allows it, a sequence of unspaced <text:span text:style-name="Emphasis">guide dots</text:span> (braille dots 5), preceded and followed by a blank cell, is inserted between the heading and the page numbers. </text:p>
        </text:list-item>
      </text:list>
      <text:h text:style-name="Heading_20_3" text:outline-level="3"><text:bookmark text:name="Bibliographies"/>1.18 Bibliographies</text:h>
      <text:h text:style-name="Heading_20_4" text:outline-level="4">OpenOffice.org</text:h>
      <text:list xml:id="list39139091" text:style-name="L34">
        <text:list-item>
          <text:p text:style-name="P74">In OpenOffice.org, references to source material can be added through [<text:span text:style-name="Emphasis">Insert &gt; Indexes and Tables &gt; Bibliography Entry</text:span>]. A reference is displayed as the source's <text:span text:style-name="Emphasis">short name</text:span>, enclosed by right square brackets. Although you can define sources within the document itself, creating and keeping a <text:span text:style-name="Emphasis">bibliographic database</text:span> allows reuse in other documents and saves a lot of time. Select [<text:span text:style-name="Emphasis">Tools &gt; Bibliography Database</text:span>] to show this database. </text:p>
        </text:list-item>
        <text:list-item>
          <text:p text:style-name="P44">To generate a bibliography that lists all referenced sources, put the cursor where you want this bibliography to appear, then select [<text:span text:style-name="Emphasis">Insert &gt; Indexes and Tables &gt; Indexes and Tables</text:span>] and choose <text:span text:style-name="Emphasis">Bibliography</text:span> for <text:span text:style-name="Emphasis">Type</text:span>. The bibliography heading can be modified in the <text:span text:style-name="Emphasis">Title</text:span> field. </text:p>
          <text:p text:style-name="P84"><text:span text:style-name="T1">Tip:</text:span> Bibliographies are often more useful when bound in a supplementary volume. </text:p>
        </text:list-item>
      </text:list>
      <text:h text:style-name="Heading_20_4" text:outline-level="4">Braille</text:h>
      <text:list xml:id="list39117862" text:style-name="L35">
        <text:list-item>
          <text:p text:style-name="P75">In braille, references are rendered exactly as in print (short name enclosed by square brackets). </text:p>
        </text:list-item>
        <text:list-item>
          <text:p text:style-name="P45">The bibliography begins on a new braille page. On the first line, the heading is centered and followed by a blank line. It is not included in the <text:a xlink:type="simple" xlink:href="../../Documents/NetBeansProjects/odt2braille/Odt2BrailleAddOn/doc/odt2braille-user-doc.html#Table-of-Contents">table of contents</text:a> . The actual bibliography entries are brailled like any other <text:a xlink:type="simple" xlink:href="../../Documents/NetBeansProjects/odt2braille/Odt2BrailleAddOn/doc/odt2braille-user-doc.html#Lists">list</text:a> . Each item begins in cell 1, runovers in cell 3. The entries are translated literally, including <text:a xlink:type="simple" xlink:href="../../Documents/NetBeansProjects/odt2braille/Odt2BrailleAddOn/doc/odt2braille-user-doc.html#Special-Typeface">special typeface</text:a> . After completion of the bibliography, subsequent text is resumed on a new page. </text:p>
        </text:list-item>
      </text:list>
      <text:h text:style-name="Heading_20_3" text:outline-level="3"><text:bookmark text:name="Mathematics"/><text:soft-page-break/>1.19 Mathematics</text:h>
      <text:p text:style-name="Text_20_body">@TODO: Howto insert formulas </text:p>
      <text:h text:style-name="Heading_20_3" text:outline-level="3"><text:bookmark text:name="Literal-Braille"/>1.20 Literal Braille</text:h>
      <text:p text:style-name="Text_20_body">@TODO: Howto insert braille characters in the document that will be rendered identically in the braille version and the print version. </text:p>
      <text:h text:style-name="Heading_20_3" text:outline-level="3"><text:bookmark text:name="Braille_002donly-Material"/>1.21 Braille-only Material</text:h>
      <text:p text:style-name="Text_20_body">@TODO: Howto format text such that it will only be rendered in the braille version of the document and not in the print version. </text:p>
      <text:h text:style-name="Heading_20_3" text:outline-level="3"><text:bookmark text:name="Templates"/>1.22 Templates</text:h>
      <text:p text:style-name="Text_20_body">@TODO: Howto make templates, howto load predefined odt2braille templates. </text:p>
      <text:h text:style-name="Heading_20_2" text:outline-level="2"/>
      <text:h text:style-name="P2" text:outline-level="2"><text:bookmark text:name="Settings"/>2 Settings</text:h>
      <text:p text:style-name="Text_20_body">@TODO</text:p>
      <text:h text:style-name="Heading_20_2" text:outline-level="2"><text:bookmark text:name="Exporting"/>3 Exporting</text:h>
      <text:p text:style-name="Text_20_body">@TODO</text:p>
      <text:h text:style-name="Heading_20_2" text:outline-level="2"><text:bookmark text:name="Embossing"/>4 Embossing</text:h>
      <text:p text:style-name="Text_20_body">@TODO</text:p>
      <text:h text:style-name="Heading_20_2" text:outline-level="2">5 Inserting</text:h>
      <text:p text:style-name="Text_20_body">@TOD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MR10" svg:font-family="CMR10"/>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Tahoma"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Tahoma"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Tahoma"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User_20_Entry" style:display-name="User Entry" style:family="text">
      <style:text-properties style:font-name="Courier New" style:font-name-asian="NSimSun" style:font-name-complex="Courier New"/>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rt Frees</meta:initial-creator>
    <meta:creation-date>2010-07-06T15:01:32.24</meta:creation-date>
    <dc:date>2010-07-08T19:07:17.85</dc:date>
    <dc:creator>Bert Frees</dc:creator>
    <meta:editing-duration>PT01H22M56S</meta:editing-duration>
    <meta:editing-cycles>7</meta:editing-cycles>
    <meta:generator>OpenOffice.org/3.2$Win32 OpenOffice.org_project/320m12$Build-9483</meta:generator>
    <meta:document-statistic meta:table-count="0" meta:image-count="0" meta:object-count="0" meta:page-count="18" meta:paragraph-count="315" meta:word-count="6089" meta:character-count="35354"/>
    <meta:user-defined meta:name="[BRL]BraillePageNumberAt">top</meta:user-defined>
    <meta:user-defined meta:name="[BRL]CharacterSet">UNICODE_BRAILLE</meta:user-defined>
    <meta:user-defined meta:name="[BRL]GenericFileType">PEF</meta:user-defined>
    <meta:user-defined meta:name="[BRL]Grade_nl-BE" meta:value-type="float">2</meta:user-defined>
    <meta:user-defined meta:name="[BRL]Language_nl-BE">en-US</meta:user-defined>
    <meta:user-defined meta:name="[BRL]ListOfSpecialSymbols" meta:value-type="boolean">false</meta:user-defined>
    <meta:user-defined meta:name="[BRL]PageSeparator" meta:value-type="boolean">false</meta:user-defined>
    <meta:user-defined meta:name="[BRL]PreliminaryPageNumberFormat">roman</meta:user-defined>
    <meta:user-defined meta:name="[BRL]PrintPageNumbers" meta:value-type="boolean">false</meta:user-defined>
    <meta:user-defined meta:name="[BRL]RectoVerso" meta:value-type="boolean">false</meta:user-defined>
    <meta:user-defined meta:name="[BRL]TNPage" meta:value-type="boolean">false</meta:user-defined>
    <meta:user-defined meta:name="[BRL]TableOfContentTitle">CONTENTS</meta:user-defined>
    <meta:user-defined meta:name="[BRL]VolumeInfo" meta:value-type="boolean">false</meta:user-defined>
  </office:meta>
</office:document-meta>
</file>